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20pt" fo:language="en" fo:country="US" fo:font-weight="bold" style:font-size-asian="20pt" style:font-weight-asian="bold" style:font-name-complex="Arial" style:font-size-complex="20pt"/>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style:font-size-complex="11pt"/>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paragraph-properties>
        <style:tab-stops>
          <style:tab-stop style:position="9.419cm"/>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3" style:family="paragraph" style:parent-style-name="Standard">
      <style:text-properties style:font-size-complex="11pt"/>
    </style:style>
    <style:style style:name="P14" style:family="paragraph" style:parent-style-name="Standard">
      <style:text-properties fo:font-size="20pt" fo:font-weight="bold" style:font-size-asian="20pt" style:font-weight-asian="bold" style:font-size-complex="20pt"/>
    </style:style>
    <style:style style:name="P15" style:family="paragraph" style:parent-style-name="Standard">
      <style:text-properties style:font-name-asian="Cambria" style:font-name-complex="Cambria" style:font-size-complex="11pt"/>
    </style:style>
    <style:style style:name="P16" style:family="paragraph" style:parent-style-name="Standard">
      <style:paragraph-properties style:text-autospace="none"/>
      <style:text-properties style:font-name-asian="Cambria" style:font-name-complex="Cambria" style:font-size-complex="11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style:font-name="Calibri" fo:font-size="16pt" fo:font-weight="bold" style:font-size-asian="16pt" style:font-weight-asian="bold" style:font-size-complex="16pt" style:font-weight-complex="bold"/>
    </style:style>
    <style:style style:name="P22" style:family="paragraph" style:parent-style-name="Standard">
      <style:text-properties style:font-name="Calibri" fo:font-size="16pt" fo:font-style="italic" fo:font-weight="bold" style:font-size-asian="16pt" style:font-style-asian="italic" style:font-weight-asian="bold" style:font-size-complex="16pt" style:font-style-complex="italic" style:font-weight-complex="bold"/>
    </style:style>
    <style:style style:name="P23" style:family="paragraph" style:parent-style-name="Standard">
      <style:text-properties style:font-name="Calibri" fo:font-size="13pt" fo:font-weight="bold" style:font-size-asian="13pt" style:font-weight-asian="bold" style:font-size-complex="13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font-size="15pt" fo:font-weight="bold" style:font-size-asian="15pt" style:font-weight-asian="bold" style:font-size-complex="15pt"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margin-top="0cm" fo:margin-bottom="0.423cm" fo:orphans="0" fo:widows="0"/>
      <style:text-properties style:font-name="Times" fo:language="en" fo:country="US" style:font-name-complex="Times" style:font-size-complex="11pt"/>
    </style:style>
    <style:style style:name="P28" style:family="paragraph" style:parent-style-name="Contents_20_1">
      <style:paragraph-properties>
        <style:tab-stops>
          <style:tab-stop style:position="14.651cm" style:type="right" style:leader-style="dotted" style:leader-text="."/>
        </style:tab-stops>
      </style:paragraph-properties>
    </style:style>
    <style:style style:name="P29" style:family="paragraph" style:parent-style-name="Contents_20_2">
      <style:paragraph-properties>
        <style:tab-stops>
          <style:tab-stop style:position="14.651cm" style:type="right" style:leader-style="dotted" style:leader-text="."/>
        </style:tab-stops>
      </style:paragraph-properties>
    </style:style>
    <style:style style:name="P30" style:family="paragraph" style:parent-style-name="Contents_20_3">
      <style:paragraph-properties>
        <style:tab-stops>
          <style:tab-stop style:position="14.651cm" style:type="right" style:leader-style="dotted" style:leader-text="."/>
        </style:tab-stops>
      </style:paragraph-properties>
    </style:style>
    <style:style style:name="P31" style:family="paragraph" style:parent-style-name="Standard">
      <style:paragraph-properties fo:margin-left="0.026cm" fo:margin-right="0cm" fo:text-indent="0cm" style:auto-text-indent="false" style:text-autospace="none">
        <style:tab-stops/>
      </style:paragraph-properties>
      <style:text-properties style:font-name-asian="Cambria" style:font-name-complex="Cambria" style:font-size-complex="11pt"/>
    </style:style>
    <style:style style:name="P32" style:family="paragraph" style:parent-style-name="Text_20_body">
      <style:text-properties style:font-name-asian="Cambria" style:font-name-complex="Cambria"/>
    </style:style>
    <style:style style:name="P33" style:family="paragraph" style:parent-style-name="Text_20_body">
      <style:text-properties style:font-name-asian="Cambria" style:font-name-complex="Cambria" style:font-size-complex="11pt"/>
    </style:style>
    <style:style style:name="P34" style:family="paragraph" style:parent-style-name="Text_20_body">
      <style:text-properties fo:background-color="#ffff00"/>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background-color="transparent" style:font-style-asian="italic" style:font-style-complex="italic"/>
    </style:style>
    <style:style style:name="P39" style:family="paragraph" style:parent-style-name="Text_20_body">
      <style:paragraph-properties fo:text-align="center" style:justify-single-word="false"/>
      <style:text-properties fo:font-style="italic" fo:background-color="transparent" style:font-style-asian="italic" style:font-style-complex="italic"/>
    </style:style>
    <style:style style:name="P40" style:family="paragraph" style:parent-style-name="Text_20_body">
      <style:text-properties fo:font-style="normal" fo:background-color="transparent" style:font-style-asian="normal" style:font-style-complex="normal"/>
    </style:style>
    <style:style style:name="P41" style:family="paragraph" style:parent-style-name="List_20_Paragraph">
      <style:paragraph-properties fo:margin-top="0cm" fo:margin-bottom="0.212cm"/>
      <style:text-properties fo:language="en" fo:country="US"/>
    </style:style>
    <style:style style:name="P42" style:family="paragraph" style:parent-style-name="Standard" style:master-page-name="MPF0">
      <style:paragraph-properties style:page-number="auto" fo:break-before="page"/>
    </style:style>
    <style:style style:name="P43" style:family="paragraph" style:parent-style-name="Standard" style:list-style-name="L1">
      <style:paragraph-properties style:text-autospace="none"/>
      <style:text-properties style:font-name-asian="Cambria" style:font-name-complex="Cambria" style:font-size-complex="11pt"/>
    </style:style>
    <style:style style:name="P44" style:family="paragraph" style:parent-style-name="Standard">
      <style:paragraph-properties style:text-autospace="none"/>
      <style:text-properties style:font-name-asian="Cambria" style:font-name-complex="Cambria" style:font-size-complex="11pt"/>
    </style:style>
    <style:style style:name="P45" style:family="paragraph" style:parent-style-name="Standard" style:list-style-name="L2"/>
    <style:style style:name="P46" style:family="paragraph" style:parent-style-name="Standard" style:list-style-name="L3"/>
    <style:style style:name="P47" style:family="paragraph" style:parent-style-name="Standard" style:list-style-name="L5"/>
    <style:style style:name="P48" style:family="paragraph" style:parent-style-name="Standard">
      <style:paragraph-properties style:text-autospace="none"/>
    </style:style>
    <style:style style:name="P49" style:family="paragraph" style:parent-style-name="Heading_20_1" style:list-style-name="WWNum27"/>
    <style:style style:name="P50" style:family="paragraph" style:parent-style-name="Heading_20_1">
      <style:paragraph-properties fo:break-before="page"/>
    </style:style>
    <style:style style:name="P51" style:family="paragraph" style:parent-style-name="Heading_20_2" style:list-style-name="WWNum27"/>
    <style:style style:name="P52" style:family="paragraph" style:parent-style-name="Heading_20_2" style:list-style-name="WWNum27">
      <style:text-properties style:font-name="Cambria" fo:font-size="11pt" style:font-name-asian="Cambria" style:font-size-asian="11pt" style:font-name-complex="Cambria" style:font-size-complex="11pt"/>
    </style:style>
    <style:style style:name="P53" style:family="paragraph" style:parent-style-name="Heading_20_2" style:list-style-name="L4"/>
    <style:style style:name="P54" style:family="paragraph" style:parent-style-name="Heading_20_2" style:list-style-name="WWNum27">
      <style:text-properties fo:language="en" fo:country="US"/>
    </style:style>
    <style:style style:name="P55" style:family="paragraph" style:parent-style-name="Heading_20_3" style:list-style-name="">
      <style:text-properties fo:language="en" fo:country="US"/>
    </style:style>
    <style:style style:name="P56" style:family="paragraph" style:parent-style-name="List_20_Paragraph" style:list-style-name="WWNum6">
      <style:paragraph-properties fo:margin-left="1.259cm" fo:margin-right="0cm" fo:margin-top="0cm" fo:margin-bottom="0.212cm" fo:text-indent="-0.63cm" style:auto-text-indent="false">
        <style:tab-stops/>
      </style:paragraph-properties>
      <style:text-properties fo:language="en" fo:country="US" style:font-size-complex="11pt"/>
    </style:style>
    <style:style style:name="P57" style:family="paragraph" style:parent-style-name="List_20_Paragraph" style:list-style-name="WWNum8">
      <style:paragraph-properties fo:margin-left="1.259cm" fo:margin-right="0cm" fo:margin-top="0cm" fo:margin-bottom="0.212cm" fo:text-indent="-0.63cm" style:auto-text-indent="false">
        <style:tab-stops/>
      </style:paragraph-properties>
      <style:text-properties fo:language="en" fo:country="US" fo:font-style="italic" style:font-style-asian="italic" style:font-style-complex="italic"/>
    </style:style>
    <style:style style:name="P58" style:family="paragraph" style:parent-style-name="List_20_Paragraph" style:list-style-name="WWNum3">
      <style:paragraph-properties fo:margin-top="0cm" fo:margin-bottom="0.212cm"/>
    </style:style>
    <style:style style:name="P59" style:family="paragraph" style:parent-style-name="Text_20_body">
      <style:paragraph-properties fo:text-align="center" style:justify-single-word="false"/>
      <style:text-properties fo:font-style="italic" fo:background-color="transparent" style:font-style-asian="italic" style:font-style-complex="italic"/>
    </style:style>
    <style:style style:name="P60" style:family="paragraph" style:parent-style-name="AppendixSection" style:list-style-name="WWNum22"/>
    <style:style style:name="P61" style:family="paragraph" style:parent-style-name="AppendixSection" style:list-style-name="WWNum22">
      <style:paragraph-properties fo:break-before="page"/>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style:font-name-complex="Cambria" style:font-size-complex="11pt"/>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asian="Cambria" style:font-name-complex="Cambria"/>
    </style:style>
    <style:style style:name="T10" style:family="text">
      <style:text-properties style:font-name-asian="Cambria" style:font-name-complex="Cambria" style:font-size-complex="11pt"/>
    </style:style>
    <style:style style:name="T11" style:family="text">
      <style:text-properties style:font-name="Cambria-Italic" fo:font-style="italic" style:font-name-asian="Cambria-Italic" style:font-style-asian="italic" style:font-name-complex="Cambria-Italic" style:font-size-complex="11pt" style:font-style-complex="italic"/>
    </style:style>
    <style:style style:name="T12" style:family="text">
      <style:text-properties fo:font-weight="bold" style:font-weight-asian="bold" style:font-weight-complex="bold"/>
    </style:style>
    <style:style style:name="T13" style:family="text">
      <style:text-properties style:font-name="Cambria" fo:font-weight="normal" style:font-weight-asian="normal" style:font-weight-complex="normal"/>
    </style:style>
    <style:style style:name="T14" style:family="text">
      <style:text-properties style:font-name="Cambria" fo:font-size="11pt" style:font-name-asian="Cambria" style:font-size-asian="11pt" style:font-name-complex="Cambria" style:font-size-complex="11pt"/>
    </style:style>
    <style:style style:name="T15" style:family="text">
      <style:text-properties fo:background-color="transparent"/>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fo:background-color="#ffff00" style:font-style-asian="normal" style:font-style-complex="normal"/>
    </style:style>
    <style:style style:name="T19" style:family="text">
      <style:text-properties fo:font-style="normal" fo:background-color="transparent" style:font-style-asian="normal" style:font-style-complex="normal"/>
    </style:style>
    <style:style style:name="T20" style:family="text">
      <style:text-properties fo:background-color="#ffff00"/>
    </style:style>
    <style:style style:name="T21"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2" style:family="text">
      <style:text-properties style:font-name="Segoe UI1"/>
    </style:style>
    <style:style style:name="T23"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4" style:family="text"/>
    <style:style style:name="Sect1" style:family="section">
      <style:section-properties style:editable="false">
        <style:columns fo:column-count="1" fo:column-gap="0cm"/>
      </style:section-properties>
    </style:style>
    <text:list-style style:name="L1">
      <text:list-level-style-bullet text:level="1" text:style-name="WW_5f_CharLFO31LVL1" text:bullet-char="•">
        <style:list-level-properties/>
        <style:text-properties style:font-name="Open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OpenSymbol"/>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OpenSymbol"/>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2LVL1" text:bullet-char="•">
        <style:list-level-properties/>
        <style:text-properties style:font-name="OpenSymbol"/>
      </text:list-level-style-bullet>
      <text:list-level-style-bullet text:level="2" text:style-name="WW_5f_CharLFO32LVL2" text:bullet-char="◦">
        <style:list-level-properties/>
        <style:text-properties style:font-name="OpenSymbol"/>
      </text:list-level-style-bullet>
      <text:list-level-style-bullet text:level="3" text:style-name="WW_5f_CharLFO32LVL3" text:bullet-char="▪">
        <style:list-level-properties/>
        <style:text-properties style:font-name="OpenSymbol"/>
      </text:list-level-style-bullet>
      <text:list-level-style-bullet text:level="4" text:style-name="WW_5f_CharLFO32LVL4" text:bullet-char="•">
        <style:list-level-properties/>
        <style:text-properties style:font-name="OpenSymbol"/>
      </text:list-level-style-bullet>
      <text:list-level-style-bullet text:level="5" text:style-name="WW_5f_CharLFO32LVL5" text:bullet-char="◦">
        <style:list-level-properties/>
        <style:text-properties style:font-name="OpenSymbol"/>
      </text:list-level-style-bullet>
      <text:list-level-style-bullet text:level="6" text:style-name="WW_5f_CharLFO32LVL6" text:bullet-char="▪">
        <style:list-level-properties/>
        <style:text-properties style:font-name="OpenSymbol"/>
      </text:list-level-style-bullet>
      <text:list-level-style-bullet text:level="7" text:style-name="WW_5f_CharLFO32LVL7" text:bullet-char="•">
        <style:list-level-properties/>
        <style:text-properties style:font-name="OpenSymbol"/>
      </text:list-level-style-bullet>
      <text:list-level-style-bullet text:level="8" text:style-name="WW_5f_CharLFO32LVL8" text:bullet-char="◦">
        <style:list-level-properties/>
        <style:text-properties style:font-name="OpenSymbol"/>
      </text:list-level-style-bullet>
      <text:list-level-style-bullet text:level="9" text:style-name="WW_5f_CharLFO3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3LVL1" text:bullet-char="•">
        <style:list-level-properties/>
        <style:text-properties style:font-name="OpenSymbol"/>
      </text:list-level-style-bullet>
      <text:list-level-style-bullet text:level="2" text:style-name="WW_5f_CharLFO33LVL2" text:bullet-char="◦">
        <style:list-level-properties/>
        <style:text-properties style:font-name="OpenSymbol"/>
      </text:list-level-style-bullet>
      <text:list-level-style-bullet text:level="3" text:style-name="WW_5f_CharLFO33LVL3" text:bullet-char="▪">
        <style:list-level-properties/>
        <style:text-properties style:font-name="OpenSymbol"/>
      </text:list-level-style-bullet>
      <text:list-level-style-bullet text:level="4" text:style-name="WW_5f_CharLFO33LVL4" text:bullet-char="•">
        <style:list-level-properties/>
        <style:text-properties style:font-name="OpenSymbol"/>
      </text:list-level-style-bullet>
      <text:list-level-style-bullet text:level="5" text:style-name="WW_5f_CharLFO33LVL5" text:bullet-char="◦">
        <style:list-level-properties/>
        <style:text-properties style:font-name="OpenSymbol"/>
      </text:list-level-style-bullet>
      <text:list-level-style-bullet text:level="6" text:style-name="WW_5f_CharLFO33LVL6" text:bullet-char="▪">
        <style:list-level-properties/>
        <style:text-properties style:font-name="OpenSymbol"/>
      </text:list-level-style-bullet>
      <text:list-level-style-bullet text:level="7" text:style-name="WW_5f_CharLFO33LVL7" text:bullet-char="•">
        <style:list-level-properties/>
        <style:text-properties style:font-name="OpenSymbol"/>
      </text:list-level-style-bullet>
      <text:list-level-style-bullet text:level="8" text:style-name="WW_5f_CharLFO33LVL8" text:bullet-char="◦">
        <style:list-level-properties/>
        <style:text-properties style:font-name="OpenSymbol"/>
      </text:list-level-style-bullet>
      <text:list-level-style-bullet text:level="9" text:style-name="WW_5f_CharLFO3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Standard"/>
      <text:p text:style-name="Standard"/>
      <text:p text:style-name="P6"/>
      <text:p text:style-name="P6">SEARCH FOR ## BEFORE HAND IN</text:p>
      <text:p text:style-name="P6">FIXME</text:p>
      <text:p text:style-name="P6">also search [r]</text:p>
      <text:p text:style-name="P6">– the name of your project</text:p>
      <text:p text:style-name="P25"><text:tab/><text:tab/>sort out sections numbers.</text:p>
      <text:p text:style-name="Standard"/>
      <text:p text:style-name="P7">Final Report for CS39440 Major Project<office:annotation><dc:creator>Neil Taylor</dc:creator><dc:date>2012-03-07T21:42:00.61</dc:date><text:p>Change this for your module.</text:p><text:p/></office:annotation></text:p>
      <text:p text:style-name="P7"/>
      <text:p text:style-name="P7"><text:span text:style-name="Default_20_Paragraph_20_Font"><text:span text:style-name="T7">Author</text:span></text:span>: Adam Connah (aoc9@<text:a xlink:type="simple" xlink:href="mailto:yourid@aber.ac.uk" office:target-frame-name="_top" xlink:show="replace">aber.ac.uk</text:a>)</text:p>
      <text:p text:style-name="P7"><text:span text:style-name="Default_20_Paragraph_20_Font"><text:span text:style-name="T7">Supervisor</text:span></text:span>: Georgios Gkoutos (geg18@aber.ac.uk)</text:p>
      <text:p text:style-name="P7"/>
      <text:p text:style-name="P7">22nd April 2012<office:annotation><dc:creator>Neil Taylor</dc:creator><dc:date>2012-03-07T21:46:00.61</dc:date><text:p>Date for this version of the document.</text:p><text:p/></office:annotation></text:p>
      <text:p text:style-name="P7"/>
      <text:p text:style-name="P7">Version 0.1 (Draft)</text:p>
      <text:p text:style-name="P7"/>
      <text:p text:style-name="P7"/>
      <text:p text:style-name="P7"/>
      <text:p text:style-name="P7"/>
      <text:p text:style-name="P7">This report is submitted as partial fulfilment of a BSc<office:annotation><dc:creator>Neil Taylor</dc:creator><dc:date>2012-03-07T21:44:00.61</dc:date><text:p>Change as appropriate.</text:p><text:p/></office:annotation> degree in Internet <text:s/>Computing <office:annotation><dc:creator>Neil Taylor</dc:creator><dc:date>2012-03-07T21:45:00.61</dc:date><text:p>Change as appropriate.</text:p><text:p/></office:annotation>(H621<office:annotation><dc:creator>Neil Taylor</dc:creator><dc:date>2012-03-07T21:45:00.61</dc:date><text:p>Change as appropriate.</text:p><text:p/></office:annotation>)</text:p>
      <text:p text:style-name="Standard"/>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11"><text:tab/></text:p>
      <text:p text:style-name="Standard"/>
      <text:p text:style-name="P4">Declaration of originality</text:p>
      <text:p text:style-name="Standard"/>
      <text:p text:style-name="P27">In signing below, I confirm that:</text:p>
      <text:list xml:id="list34443458" text:style-name="WWNum6">
        <text:list-item>
          <text:p text:style-name="P56">This submission is my own work, except where clearly indicated.</text:p>
        </text:list-item>
        <text:list-item>
          <text:p text:style-name="P56">I understand that there are severe penalties for plagiarism and other unfair practice, which can lead to loss of marks or even the withholding of a degree.</text:p>
        </text:list-item>
        <text:list-item>
          <text:p text:style-name="P56">I have read the sections on unfair practice in the Students’ Examinations Handbook and the relevant sections of the current Student Handbook of the Department of Computer Science.</text:p>
        </text:list-item>
        <text:list-item>
          <text:p text:style-name="P56">I understand and agree to abide by the University’s regulations governing these issues.</text:p>
        </text:list-item>
      </text:list>
      <text:p text:style-name="P9"/>
      <text:p text:style-name="Standard"><text:span text:style-name="Default_20_Paragraph_20_Font"><text:span text:style-name="T2">Signature ……………………………………………. (Your Name</text:span></text:span><office:annotation><dc:creator>Neil Taylor</dc:creator><dc:date>2012-03-07T22:04:00.63</dc:date><text:p>Change</text:p><text:p/></office:annotation><text:span text:style-name="Default_20_Paragraph_20_Font"><text:span text:style-name="T2">)</text:span></text:span></text:p>
      <text:p text:style-name="Standard"/>
      <text:p text:style-name="Standard">Date …………………………………………………</text:p>
      <text:p text:style-name="Standard"/>
      <text:p text:style-name="Standard"/>
      <text:p text:style-name="Standard"/>
      <text:p text:style-name="Standard"/>
      <text:p text:style-name="P12">Consent to share this work</text:p>
      <text:p text:style-name="Standard"/>
      <text:p text:style-name="P8">In signing below, I hereby agree to this dissertation being made available to other students and academic staff of the Aberystwyth Computer Science Department.</text:p>
      <text:p text:style-name="P8"/>
      <text:p text:style-name="P8"/>
      <text:p text:style-name="Standard"><text:span text:style-name="Default_20_Paragraph_20_Font"><text:span text:style-name="T2">Signature ……………………………………………. (Your Name</text:span></text:span><office:annotation><dc:creator>Neil Taylor</dc:creator><dc:date>2012-03-07T22:05:00.63</dc:date><text:p>Change</text:p><text:p/></office:annotation><text:span text:style-name="Default_20_Paragraph_20_Font"><text:span text:style-name="T2">)</text:span></text:span></text:p>
      <text:p text:style-name="Standard"/>
      <text:p text:style-name="Standard">Date …………………………………………………</text:p>
      <text:p text:style-name="Standard"/>
      <text:p text:style-name="P4">Acknowledgements</text:p>
      <text:p text:style-name="Standard"/>
      <text:p text:style-name="Standard">I am grateful to…</text:p>
      <text:p text:style-name="Standard"/>
      <text:p text:style-name="Standard">I’d like to thank…</text:p>
      <text:p text:style-name="P13"/>
      <text:p text:style-name="P4">Abstract</text:p>
      <text:p text:style-name="P13"/>
      <text:p text:style-name="P9">Include an abstract for your project. This should be no more than 300 words.</text:p>
      <text:p text:style-name="P3"/>
      <text:p text:style-name="P14">Contents</text:p>
      <text:p text:style-name="P14"/>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text:a xlink:type="simple" xlink:href="#__RefHeading__489_1464131013" office:target-frame-name="_top" xlink:show="replace">1.Background &amp; Objectives<text:tab/>9</text:a></text:p>
          <text:p text:style-name="P28"><text:a xlink:type="simple" xlink:href="#__RefHeading__491_1464131013" office:target-frame-name="_top" xlink:show="replace">2.Development Process<text:tab/>10</text:a></text:p>
          <text:p text:style-name="P29"><text:a xlink:type="simple" xlink:href="#__RefHeading__493_1464131013" office:target-frame-name="_top" xlink:show="replace">2.1.Introduction <text:tab/>10</text:a></text:p>
          <text:p text:style-name="P29"><text:a xlink:type="simple" xlink:href="#__RefHeading__495_1464131013" office:target-frame-name="_top" xlink:show="replace">2.2.Modifications <text:tab/>10</text:a></text:p>
          <text:p text:style-name="P28"><text:a xlink:type="simple" xlink:href="#__RefHeading__497_1464131013" office:target-frame-name="_top" xlink:show="replace">3.Design<text:tab/>11</text:a></text:p>
          <text:p text:style-name="P29"><text:a xlink:type="simple" xlink:href="#__RefHeading__499_1464131013" office:target-frame-name="_top" xlink:show="replace">3.1.Overall Architecture<text:tab/>11</text:a></text:p>
          <text:p text:style-name="P29"><text:a xlink:type="simple" xlink:href="#__RefHeading__501_1464131013" office:target-frame-name="_top" xlink:show="replace">3.2.Detailed Design <text:tab/>11</text:a></text:p>
          <text:p text:style-name="P30"><text:a xlink:type="simple" xlink:href="#__RefHeading__503_1464131013" office:target-frame-name="_top" xlink:show="replace">3.2.1.Even More Detail<text:tab/>11</text:a></text:p>
          <text:p text:style-name="P29"><text:a xlink:type="simple" xlink:href="#__RefHeading__505_1464131013" office:target-frame-name="_top" xlink:show="replace">3.3.User Interface Design <text:tab/>11</text:a></text:p>
          <text:p text:style-name="P29"><text:a xlink:type="simple" xlink:href="#__RefHeading__507_1464131013" office:target-frame-name="_top" xlink:show="replace">3.4.Other Relevant Sections<text:tab/>11</text:a></text:p>
          <text:p text:style-name="P28"><text:a xlink:type="simple" xlink:href="#__RefHeading__509_1464131013" office:target-frame-name="_top" xlink:show="replace">4.Implementation<text:tab/>13</text:a></text:p>
          <text:p text:style-name="P28"><text:a xlink:type="simple" xlink:href="#__RefHeading__511_1464131013" office:target-frame-name="_top" xlink:show="replace">5.Testing<text:tab/>14</text:a></text:p>
          <text:p text:style-name="P29"><text:a xlink:type="simple" xlink:href="#__RefHeading__513_1464131013" office:target-frame-name="_top" xlink:show="replace">5.1.Overall Approach to Testing <text:tab/>14</text:a></text:p>
          <text:p text:style-name="P29"><text:a xlink:type="simple" xlink:href="#__RefHeading__515_1464131013" office:target-frame-name="_top" xlink:show="replace">5.2.Automated Testing <text:tab/>14</text:a></text:p>
          <text:p text:style-name="P30"><text:a xlink:type="simple" xlink:href="#__RefHeading__517_1464131013" office:target-frame-name="_top" xlink:show="replace">5.2.1.Unit Tests<text:tab/>14</text:a></text:p>
          <text:p text:style-name="P30"><text:a xlink:type="simple" xlink:href="#__RefHeading__519_1464131013" office:target-frame-name="_top" xlink:show="replace">5.2.2.User Interface Testing <text:tab/>14</text:a></text:p>
          <text:p text:style-name="P30"><text:a xlink:type="simple" xlink:href="#__RefHeading__521_1464131013" office:target-frame-name="_top" xlink:show="replace">5.2.3.Stress Testing <text:tab/>14</text:a></text:p>
          <text:p text:style-name="P30"><text:a xlink:type="simple" xlink:href="#__RefHeading__523_1464131013" office:target-frame-name="_top" xlink:show="replace">5.2.4.Other Types of Testing <text:tab/>14</text:a></text:p>
          <text:p text:style-name="P29"><text:a xlink:type="simple" xlink:href="#__RefHeading__525_1464131013" office:target-frame-name="_top" xlink:show="replace">5.3.Integration Testing <text:tab/>14</text:a></text:p>
          <text:p text:style-name="P29"><text:a xlink:type="simple" xlink:href="#__RefHeading__527_1464131013" office:target-frame-name="_top" xlink:show="replace">5.4.User Testing<text:tab/>14</text:a></text:p>
          <text:p text:style-name="P28"><text:a xlink:type="simple" xlink:href="#__RefHeading__529_1464131013" office:target-frame-name="_top" xlink:show="replace">6.Evaluation<text:tab/>16</text:a></text:p>
          <text:p text:style-name="P28"><text:a xlink:type="simple" xlink:href="#__RefHeading__531_1464131013" office:target-frame-name="_top" xlink:show="replace">Appendices<text:tab/>17</text:a></text:p>
          <text:p text:style-name="P28"><text:a xlink:type="simple" xlink:href="#__RefHeading__533_1464131013" office:target-frame-name="_top" xlink:show="replace">Annotated Bibliography<text:tab/>19</text:a></text:p>
        </text:index-body>
      </text:table-of-content>
      <text:p text:style-name="Standard"/>
      <text:p text:style-name="Standard"/>
      <text:h text:style-name="Heading_20_3" text:outline-level="3"><text:bookmark-start text:name="_Toc192777705"/><text:bookmark-start text:name="_Toc222978592"/><text:bookmark text:name="__RefHeading__489_1464131013"/>Background &amp; Objectives<text:bookmark-end text:name="_Toc192777705"/><text:bookmark-end text:name="_Toc222978592"/><text:bookmark-end text:name="__RefHeading__489_1464131013"/></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xml:id="list34419968" text:style-name="WWNum27">
        <text:list-item>
          <text:list>
            <text:list-item>
              <text:p text:style-name="P51">Background of Project</text:p>
            </text:list-item>
          </text:list>
        </text:list-item>
      </text:list>
      <text:p text:style-name="Text_20_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15">The project has a huge potential in terms of the impact it can have, for good, on the</text:p>
      <text:p text:style-name="P16">world that we live in. Using the application biologists will be able to draw upon a huge</text:p>
      <text:p text:style-name="P31">resource of data, that will be constantly expanding, from all across the globe. The</text:p>
      <text:p text:style-name="P16">prospect of playing a small part in the discovery of a new understanding or knowledge</text:p>
      <text:p text:style-name="P16"><text:soft-page-break/>of a disease or illness, which could lead to providing a better quality of life to people, is a</text:p>
      <text:p text:style-name="P16">fantastic opportunity. This project has the potential to become a very powerful tool, and</text:p>
      <text:p text:style-name="P16">one that can be used out in the world for a great purpose.</text:p>
      <text:p text:style-name="P17"><office:annotation><dc:creator>Unknown Author</dc:creator><dc:date>2013-04-02T16:20:00.64</dc:date><text:p><text:span text:style-name="T22">Why the need for project.</text:span></text:p><text:p/></office:annotation></text:p>
      <text:p text:style-name="Text_20_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65</dc:date><text:p><text:span text:style-name="T22">Ok this is intro. <text:s/>Into detail about why they need it etc. more biology stuff</text:span></text:p></office:annotation> enabling the comparison of the phenotypic similarities between experimental data and human clinical signs and symptoms.</text:p>
      <text:p text:style-name="Text_20_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 <text:span text:style-name="Default_20_Paragraph_20_Font"><text:span text:style-name="T3">This interface</text:span></text:span><text:span text:style-name="Default_20_Paragraph_20_Font"><text:span text:style-name="T3"> forms an essential part of the project since it will allow users to query and analyse the data without requiring knowledge of</text:span></text:span> the query language.</text:p>
      <text:p text:style-name="Text_20_body"/>
      <text:p text:style-name="P15"/>
      <text:list xml:id="list36257804" text:continue-numbering="true" text:style-name="WWNum27">
        <text:list-item>
          <text:list>
            <text:list-item>
              <text:p text:style-name="P52">Related Work</text:p>
            </text:list-item>
          </text:list>
        </text:list-item>
      </text:list>
      <text:p text:style-name="P15">There are a few projects that are similar to this one, from a biological point of view, but</text:p>
      <text:p text:style-name="P17"><text:span text:style-name="Default_20_Paragraph_20_Font"><text:span text:style-name="T10">are using different technologies. For example, PhenomeNet[1]</text:span></text:span><text:span text:style-name="Default_20_Paragraph_20_Font"><text:span text:style-name="T10"><office:annotation><dc:creator>Unknown Author</dc:creator><dc:date>2013-04-02T19:17:00.65</dc:date><text:p><text:span text:style-name="T22">Reference. Give website.</text:span></text:p><text:p/><text:p><text:span text:style-name="T22">Robert Hoehndorf, Paul N. Schofield and Georgios V. Gkoutos. PhenomeNET: a whole-phenome approach to disease gene discovery. Nucleid Acids Research, 2011.</text:span></text:p></office:annotation></text:span></text:span><text:span text:style-name="Default_20_Paragraph_20_Font"><text:span text:style-name="T10">, is a “</text:span></text:span><text:span text:style-name="Default_20_Paragraph_20_Font"><text:span text:style-name="T11">Cros</text:span></text:span><text:span text:style-name="Default_20_Paragraph_20_Font"><text:span text:style-name="T11">s Species Phenotype</text:span></text:span></text:p>
      <text:p text:style-name="P17"><text:span text:style-name="Default_20_Paragraph_20_Font"><text:span text:style-name="T11">Network”</text:span></text:span><text:span text:style-name="Default_20_Paragraph_20_Font"><text:span text:style-name="T10">, which uses MySQL to produce a very similar system. PhenomeNet, is probably the most closely linked to the project as it aims to produce a</text:span></text:span></text:p>
      <text:p text:style-name="P16">very similar design for the web application, in terms of simplicity and functionality. It is</text:p>
      <text:p text:style-name="P16">also a good idea to keep it similar so that users do not get confused when switching</text:p>
      <text:p text:style-name="P16">between the two.</text:p>
      <text:p text:style-name="P16">One of the most pleasing aspects about PhenomeNet is that it is easy for the user to</text:p>
      <text:p text:style-name="P16">realise where to begin. The homepage provides a quick explanation of the project itself,</text:p>
      <text:p text:style-name="P16">and what it can be used for, and below it has a search box. There is no unnecessary</text:p>
      <text:p text:style-name="P16">clutter, around the page, and this is something the interface of my project would like to</text:p>
      <text:p text:style-name="P16">try and emulate. PhenomeNet also has a help page, which explains which key words</text:p>
      <text:p text:style-name="P16">would be suitable to use, and this will help the user to optimise their search phrases to</text:p>
      <text:p text:style-name="P17"><text:span text:style-name="Default_20_Paragraph_20_Font"><text:span text:style-name="T10">gain better sets of results. A key feature of PhenomeNet is the 'similarity value', which indicates how similar two diseases are to each othe</text:span></text:span><text:span text:style-name="Default_20_Paragraph_20_Font"><text:span text:style-name="T10">r in terms of their symptoms. </text:span></text:span><text:span text:style-name="Default_20_Paragraph_20_Font"><text:span text:style-name="T10"><office:annotation><dc:creator>Unknown Author</dc:creator><dc:date>2013-04-02T18:58:00.65</dc:date><text:p><text:span text:style-name="T22">Should this be here? Does it analyse too much for “background” or is it fine,</text:span></text:p><text:p/></office:annotation></text:span></text:span></text:p>
      <text:p text:style-name="Text_20_body"/>
      <text:p text:style-name="Text_20_body">The main weakness of <text:s/>PhenomeNet is the use of</text:p>
      <text:p text:style-name="Text_20_body"><office:annotation><dc:creator>Unknown Author</dc:creator><dc:date>2013-04-03T17:28:00.65</dc:date><text:p><text:span text:style-name="T22">More about rdf?</text:span></text:p></office:annotation></text:p>
      <text:p text:style-name="Text_20_body"/>
      <text:p text:style-name="Text_20_body"><office:annotation><dc:creator>Unknown Author</dc:creator><dc:date>2013-04-01T20:20:00.65</dc:date><text:p><text:span text:style-name="T22">Mention rivals.</text:span><text:span text:style-name="T22"><text:line-break/></text:span><text:span text:style-name="T22">Why they suck.</text:span><text:span text:style-name="T22"><text:line-break/></text:span><text:span text:style-name="T22">Why they good.</text:span></text:p><text:p><text:span text:style-name="T22">Talk in detail!</text:span></text:p><text:p/></office:annotation></text:p>
      <text:p text:style-name="Text_20_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65</dc:date><text:p><text:span text:style-name="T22">Architecture?</text:span></text:p></office:annotation></text:p>
      <text:p text:style-name="Text_20_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ext:soft-page-break/>This project has the potential to become a very powerful tool, and one that can be used out in the world for a great purpose.</text:p>
      <text:p text:style-name="Text_20_body"/>
      <text:p text:style-name="Text_20_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65</dc:date><text:p><text:span text:style-name="T22">Too personal above?</text:span></text:p></office:annotation></text:p>
      <text:p text:style-name="Text_20_body"/>
      <text:p text:style-name="Text_20_body">The main technologies being used by the project, will b<office:annotation><dc:creator>Unknown Author</dc:creator><dc:date>2013-04-01T19:54:00.66</dc:date><text:p><text:span text:style-name="T22">Should I talk about technologies here or elsewhere?</text:span></text:p></office:annotation>e PHP and RDF. PHP will be used in collaboration with SPARQL <text:s/>to facilitate the querying of the RDF data stores.</text:p>
      <text:p text:style-name="Text_20_body">The website will be create by using Javascript, XHTML and CSS.</text:p>
      <text:p text:style-name="Text_20_body"/>
      <text:list xml:id="list36264075" text:continue-numbering="true" text:style-name="WWNum27">
        <text:list-item>
          <text:list>
            <text:list-item>
              <text:p text:style-name="P51">Objectives</text:p>
            </text:list-item>
          </text:list>
        </text:list-item>
      </text:list>
      <text:p text:style-name="P18"/>
      <text:p text:style-name="P15">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6"/>
      <text:p text:style-name="P17"><text:span text:style-name="Default_20_Paragraph_20_Font"><text:span text:style-name="T10">The data learned from the Phenotypic data is required for larger computational analysis, and to facilitate these anal</text:span></text:span><text:span text:style-name="Default_20_Paragraph_20_Font"><text:span text:style-name="T10">yses, information must be integrated and accessible in a common format.</text:span></text:span></text:p>
      <text:p text:style-name="P16"/>
      <text:p text:style-name="P15"><text:s/>In particular it needed to include the following features:</text:p>
      <text:list xml:id="list34425739" text:style-name="L1">
        <text:list-item>
          <text:p text:style-name="P43">Ability to search by Disease, and Gene name.</text:p>
        </text:list-item>
        <text:list-item>
          <text:p text:style-name="P43">View the Phenotypes directly and indirectly associated with the selected Genotype.</text:p>
        </text:list-item>
        <text:list-item>
          <text:p text:style-name="P43">View the related disease associated with the selected Genotype. These include, Omim, Orphanet, Mouse, Yeast, Worm, Fly, Zebrafish, Slime mold.</text:p>
        </text:list-item>
        <text:list-item>
          <text:p text:style-name="P43">Make the system 'loop', so that the user can continuously look at associated diseases.</text:p>
        </text:list-item>
        <text:list-item>
          <text:p text:style-name="P43">Create a treeview of the Mammalian Phenotypes for the user to view.</text:p>
        </text:list-item>
      </text:list>
      <text:p text:style-name="P16"/>
      <text:p text:style-name="P16"/>
      <text:p text:style-name="P17"><text:span text:style-name="Default_20_Paragraph_20_Font"><text:span text:style-name="T10">There will be a need for a RDF Store, using a suitable data management system. <text:s/>This will mean that there needs to be an interaction between the web interface and the Data Management System, and to do this P</text:span></text:span><text:span text:style-name="Default_20_Paragraph_20_Font"><text:span text:style-name="T10">HP will be used in combination with Sparql to query the data store.</text:span></text:span></text:p>
      <text:p text:style-name="P16"/>
      <text:p text:style-name="P16"/>
      <text:p text:style-name="P16"/>
      <text:p text:style-name="P16"/>
      <text:p text:style-name="Text_20_body"><text:span text:style-name="Default_20_Paragraph_20_Font"><text:span text:style-name="T12">RDF vs XML</text:span></text:span><text:span text:style-name="Default_20_Paragraph_20_Font"><text:span text:style-name="T12"><office:annotation><dc:creator>Unknown Author</dc:creator><dc:date>2013-04-02T20:12:00.66</dc:date><text:p><text:span text:style-name="T22">Ask Rob for some?</text:span></text:p></office:annotation></text:span></text:span></text:p>
      <text:p text:style-name="Text_20_body">The main advantage that the system has over it's competitors is the use of RDF[r]<office:annotation><dc:creator>Unknown Author</dc:creator><dc:date>2013-04-02T20:20:00.66</dc:date><text:p><text:span text:style-name="T22">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_20_body">RDF is, in many ways, an extension of traditional XML, and many similarities can be drawn from it's syntax as well as it's application. <text:span text:style-name="Default_20_Paragraph_20_Font"><text:span text:style-name="T10">RDF is designed to be re</text:span></text:span><text:span text:style-name="Default_20_Paragraph_20_Font"><text:span text:style-name="T10">ad and understood by humans, and not for a machine, unlike XML. </text:span></text:span><office:annotation><dc:creator>Unknown Author</dc:creator><dc:date>2013-04-03T15:45:00.66</dc:date><text:p><text:span text:style-name="T22">http://www.oreillynet.com/xml/blog/2005/09/the_difference_between_xml_and.html</text:span></text:p></office:annotation>However the difference <text:soft-page-break/>between the two technologies is that XML is very much a [r]'data format' with 'no built in meaning'. RDF is different because it represents the data like a model and with that it means that systems can gain a lot more knowledge from what they are seeing.</text:p>
      <text:p text:style-name="Text_20_body">[r]<office:annotation><dc:creator>Unknown Author</dc:creator><dc:date>2013-04-03T16:09:00.66</dc:date><text:p><text:span text:style-name="T22">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Default_20_Paragraph_20_Font"><text:span text:style-name="T8">A vocabulary about TV shows developed by TV aficionados and a vocabulary about movies independently developed by movie connoisseurs must be able to be used together in the same file, to talk about the same th</text:span></text:span><text:span text:style-name="Default_20_Paragraph_20_Font"><text:span text:style-name="T8">ings, for instance to assert that an actor has appeared in both TV shows and movies.” </text:span></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_20_body"><text:span text:style-name="Default_20_Paragraph_20_Font"><text:span text:style-name="T10">Tim Berners Lee points out a flaw with XML, when he notes the following. “</text:span></text:span><text:span text:style-name="Default_20_Paragraph_20_Font"><text:span text:style-name="T9">Without looking at the schema, you know things abo</text:span></text:span><text:span text:style-name="Default_20_Paragraph_20_Font"><text:span text:style-name="T9">ut the document structure, but nothing else. You can't tell what to deduce.” <text:s/>[r]</text:span></text:span><text:span text:style-name="Default_20_Paragraph_20_Font"><text:span text:style-name="T9"><office:annotation><dc:creator>Unknown Author</dc:creator><dc:date>2013-04-03T18:34:00.66</dc:date><text:p><text:span text:style-name="T22">http://www.w3.org/DesignIssues/RDF-XML.html</text:span></text:p></office:annotation></text:span></text:span><text:span text:style-name="Default_20_Paragraph_20_Font"><text:span text:style-name="T9"> XML heavily relies on the reader knowing the schema to be able to have a full understanding of the data, and can become very me</text:span></text:span><text:span text:style-name="Default_20_Paragraph_20_Font"><text:span text:style-name="T9">ssy when it comes to querying in comparison to the very simple nature of RDF.</text:span></text:span></text:p>
      <text:p text:style-name="Text_20_body"><text:span text:style-name="Default_20_Paragraph_20_Font"><text:span text:style-name="T9">RDF by its very nature, was designed to be shared amongst applications. Meaning that it will be read by people or applications who didn't create it. <text:s/></text:span></text:span><text:span text:style-name="Default_20_Paragraph_20_Font"><text:span text:style-name="T10">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span></text:p>
      <text:p text:style-name="P32"/>
      <text:p text:style-name="P32"/>
      <text:p text:style-name="P3"/>
      <text:h text:style-name="Heading_20_3" text:outline-level="3"><text:bookmark-start text:name="_Toc222978593"/><text:bookmark text:name="__RefHeading__491_1464131013"/>Development Process<text:bookmark-end text:name="_Toc192777706"/><text:bookmark-end text:name="_Toc222978593"/><text:bookmark-end text:name="__RefHeading__491_1464131013"/></text:h>
      <text:p text:style-name="P8"/>
      <text:p text:style-name="P10">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0"/>
      <text:p text:style-name="P10">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0"/>
      <text:p text:style-name="P10">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p>
      <text:p text:style-name="Standard">FDD:</text:p>
      <text:p text:style-name="Standard"><text:bookmark-start text:name="Develop_overall_model"/>Develop overall model<text:bookmark-end text:name="Develop_overall_model"/></text:p>
      <text:p text:style-name="Standard"><text:bookmark-start text:name="Build_feature_list"/>Build feature list<text:bookmark-end text:name="Build_feature_list"/></text:p>
      <text:p text:style-name="Standard"><text:bookmark-start text:name="Plan_by_feature"/>Plan by feature<text:bookmark-end text:name="Plan_by_feature"/></text:p>
      <text:p text:style-name="Standard"><text:bookmark-start text:name="Design_by_feature"/>Design by feature<text:bookmark-end text:name="Design_by_feature"/></text:p>
      <text:p text:style-name="Standard"/>
      <text:p text:style-name="Standard"><text:bookmark-start text:name="Build_by_feature"/>Build by feature<text:bookmark-end text:name="Build_by_feature"/></text:p>
      <text:p text:style-name="Standard"/>
      <text:list xml:id="list31184082" text:style-name="WWNum27">
        <text:list-item>
          <text:list>
            <text:list-item>
              <text:p text:style-name="P51"><text:bookmark-start text:name="_Toc192777707"/><text:bookmark-start text:name="_Toc222978594"/><text:bookmark text:name="__RefHeading__493_1464131013"/>Introduction<text:bookmark-end text:name="_Toc222978594"/><text:bookmark-end text:name="__RefHeading__493_1464131013"/></text:p>
            </text:list-item>
          </text:list>
        </text:list-item>
      </text:list>
      <text:p text:style-name="Standard"><text:span text:style-name="Default_20_Paragraph_20_Font"><text:span text:style-name="T8">Introduce the specific model that you chose to use.</text:span></text:span></text:p>
      <text:p text:style-name="Standard"/>
      <text:p text:style-name="Standard">The Waterfall model was originally picked as the chosen methodology due to its rigid nature. <text:s/><text:span text:style-name="Default_20_Paragraph_20_Font"><text:span text:style-name="T10">One of the key requirements for the Waterfall model to be successful, is</text:span></text:span></text:p>
      <text:p text:style-name="P16">sufficient planning in the early stages of production, as well as requirement</text:p>
      <text:p text:style-name="P17"><text:span text:style-name="Default_20_Paragraph_20_Font"><text:span text:style-name="T10">specifications that are not subject to change. However, despite the requirements being understoo</text:span></text:span><text:span text:style-name="Default_20_Paragraph_20_Font"><text:span text:style-name="T10">d, the expected outcome of the project was not too clear which meant that the Waterfall method was not suitable and an Agile method would be more suitable.</text:span></text:span><text:span text:style-name="Default_20_Paragraph_20_Font"><text:span text:style-name="T10"><office:annotation><dc:creator>Unknown Author</dc:creator><dc:date>2013-03-27T18:21:00.67</dc:date><text:p><text:span text:style-name="T22">Add more about reason for change?</text:span></text:p><text:p/></office:annotation></text:span></text:span></text:p>
      <text:p text:style-name="P17"><text:span text:style-name="Default_20_Paragraph_20_Font"><text:span text:style-name="T10">This led to changing methodology to Feature Drive Development (FDD) which allows for a more flexible approach, whilst creating working content.</text:span></text:span></text:p>
      <text:p text:style-name="P16"><text:span text:style-name="Default_20_Paragraph_20_Font">The five step process in FDD, fits well with the project as it allows for the initial design plan to be changed as the project progresses. This was key because as the project progressed, the understanding of the tools and functionality of different aspects increased which meant there was the ability to improve the original design. </text:span></text:p>
      <text:p text:style-name="P16"><text:span text:style-name="Default_20_Paragraph_20_Font">The first stage was creating creating an overall model of the system, which displays how all aspects of the project fit together and interact with each other. </text:span></text:p>
      <text:p text:style-name="P16">##overall model.</text:p>
      <text:p text:style-name="P16">Features list.</text:p>
      <text:p text:style-name="P16">Etc use slides.</text:p>
      <text:p text:style-name="P16"/>
      <text:p text:style-name="P16">http://www.nebulon.com/articles/fdd/download/adspostera4.pdf</text:p>
      <text:p text:style-name="P16">##what model did I settle on</text:p>
      <text:p text:style-name="P17"/>
      <text:p text:style-name="Standard">##why - features</text:p>
      <text:p text:style-name="Standard">##why not model x or y</text:p>
      <text:p text:style-name="Standard">##good things about the model</text:p>
      <text:p text:style-name="Standard"><text:soft-page-break/>##bad things about it</text:p>
      <text:p text:style-name="Standard"/>
      <text:p text:style-name="Standard">##started with waterfall.</text:p>
      <text:p text:style-name="Standard">##realised it was more FDD</text:p>
      <text:p text:style-name="Standard"/>
      <text:list xml:id="list36262850" text:continue-numbering="true" text:style-name="WWNum27">
        <text:list-item>
          <text:list>
            <text:list-item>
              <text:p text:style-name="P51"><text:bookmark-start text:name="_Toc222978595"/><text:bookmark text:name="__RefHeading__495_1464131013"/>Modifications<text:bookmark-end text:name="_Toc222978595"/><text:bookmark-end text:name="__RefHeading__495_1464131013"/></text:p>
            </text:list-item>
          </text:list>
        </text:list-item>
      </text:list>
      <text:p text:style-name="P20">Did you have to modify the model to suit a one-person project? If so, what did you change and why?</text:p>
      <text:p text:style-name="P20"/>
      <text:p text:style-name="P20">##differences between FDD in groups vs individual</text:p>
      <text:p text:style-name="P20">##how it effected project</text:p>
      <text:p text:style-name="P20">##limitations of individual</text:p>
      <text:p text:style-name="P20">## changes in project design</text:p>
      <text:p text:style-name="P20"/>
      <text:p text:style-name="P20"/>
      <text:p text:style-name="P20"/>
      <text:p text:style-name="P10">You should discuss your choice of implementation tools - programming language, compilers, database management system, program development environment, etc.</text:p>
      <text:p text:style-name="P20"/>
      <text:p text:style-name="P5"/>
      <text:list xml:id="list36262276" text:continue-numbering="true" text:style-name="WWNum27">
        <text:list-item>
          <text:p text:style-name="P49"><text:bookmark-start text:name="_Toc222978596"/><text:bookmark text:name="__RefHeading__497_1464131013"/>Design<text:bookmark-end text:name="_Toc192777707"/><text:bookmark-end text:name="_Toc222978596"/><text:bookmark-end text:name="__RefHeading__497_1464131013"/></text:p>
        </text:list-item>
      </text:list>
      <text:p text:style-name="P8">Page descriptions - Use case – Scenerios - </text:p>
      <text:p text:style-name="P1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36278739" text:continue-numbering="true" text:style-name="WWNum27">
        <text:list-item>
          <text:list>
            <text:list-item>
              <text:p text:style-name="P51"><text:bookmark-start text:name="_Toc192777708"/><text:bookmark-start text:name="_Toc222978597"/><text:bookmark text:name="__RefHeading__499_1464131013"/>Overall Architecture<text:bookmark-end text:name="_Toc222978597"/><text:bookmark-end text:name="__RefHeading__499_1464131013"/></text:p>
            </text:list-item>
          </text:list>
        </text:list-item>
      </text:list>
      <text:p text:style-name="P10">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0">The design should describe what you expected to do, and might also explain areas that you had to revise after some investigation.</text:p>
      <text:p text:style-name="P10"/>
      <text:p text:style-name="Text_20_body">The Web application is quite simple in how it operates:</text:p>
      <text:list xml:id="list34420038" text:style-name="L2">
        <text:list-item>
          <text:p text:style-name="P45">A keyword is entered into the HTML form on the web site.</text:p>
        </text:list-item>
        <text:list-item>
          <text:p text:style-name="P45">This variable is then sent via the POST method to the page “diseases.php”.</text:p>
        </text:list-item>
        <text:list-item>
          <text:p text:style-name="P45">Here, the PHP code uses the RAP RDF API library to connect to the SPARQL endpoint Virtuoso.</text:p>
        </text:list-item>
        <text:list-item>
          <text:p text:style-name="P45">The variable is used in the SPARQL query in the diseases.php script.</text:p>
        </text:list-item>
        <text:list-item>
          <text:p text:style-name="P45">The results of this query are displayed on the page.</text:p>
        </text:list-item>
        <text:list-item>
          <text:p text:style-name="P45">The user is then given two choices. View related Genotypes and Diseases, or related Phenotypes.</text:p>
        </text:list-item>
        <text:list-item>
          <text:p text:style-name="P45">If they choose the former, then the variable will be taken from whichever entry was selected, and sent using the GET method, to the edge.php page.</text:p>
        </text:list-item>
        <text:list-item>
          <text:p text:style-name="P45">Here the script operates similarly to the diseases.php script, with a few different filter options in place, and provides a similarity value.</text:p>
        </text:list-item>
        <text:list-item>
          <text:p text:style-name="P45">If they user had chosen the latter option, the variable would be taken from the entry selected and send using the GET method to the ontologyterms.php page.</text:p>
        </text:list-item>
        <text:list-item>
          <text:p text:style-name="P45">Here the script does a similar job as the other scripts, and returns a list of related phenotypes.</text:p>
        </text:list-item>
      </text:list>
      <text:p text:style-name="Text_20_body">The Tree Structure performs in a different manner, as it uses AJAX to produce the required outputs.</text:p>
      <text:list xml:id="list34430061" text:style-name="L3">
        <text:list-item>
          <text:p text:style-name="P46">When the page loads, the JQuery script gets the first set of children from the treescript.php</text:p>
        </text:list-item>
        <text:list-item>
          <text:p text:style-name="P46">Each time a link is clicked, the JQuery performs the same operation, except this time it sends a variable via GET, and receives the children of that variable.</text:p>
        </text:list-item>
        <text:list-item>
          <text:p text:style-name="P46">If the link is clicked again, the children are contracted.</text:p>
        </text:list-item>
      </text:list>
      <text:list xml:id="list34421029" text:style-name="L4">
        <text:list-item>
          <text:list>
            <text:list-header>
              <text:p text:style-name="P53"><text:bookmark-start text:name="_Toc222978598"/>Detailed Design<text:bookmark-end text:name="_Toc222978598"/><text:span text:style-name="Comment_20_Reference"><text:span text:style-name="T13"><office:annotation><dc:creator>Staff and Students at Aber Uni</dc:creator><dc:date>2013-04-09T10:30:00.68</dc:date><text:p>Add screenshots</text:p><text:p/></office:annotation></text:span></text:span></text:p>
            </text:list-header>
          </text:list>
        </text:list-item>
      </text:list>
      <text:p text:style-name="P1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68</dc:date><text:p><text:span text:style-name="T22">Flow diagram</text:span></text:p><text:p/></office:annotation></text:p>
      <text:list xml:id="list31179588" text:style-name="WWNum27">
        <text:list-item>
          <text:list>
            <text:list-item>
              <text:p text:style-name="P51"><text:soft-page-break/><text:s/>Detailed Design</text:p>
            </text:list-item>
          </text:list>
        </text:list-item>
      </text:list>
      <text:p text:style-name="Text_20_body">This section lists all files used in the Web Application and discusses their purpose, interactions, and what is happening within the code.</text:p>
      <text:list xml:id="list36261141" text:continue-numbering="true" text:style-name="WWNum27">
        <text:list-item>
          <text:list>
            <text:list-item>
              <text:list>
                <text:list-item>
                  <text:p text:style-name="P51">Home Page (index.html)</text:p>
                </text:list-item>
              </text:list>
            </text:list-item>
          </text:list>
        </text:list-item>
      </text:list>
      <text:p text:style-name="Text_20_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xml:id="list34434791" text:style-name="L5">
        <text:list-item>
          <text:p text:style-name="P47">What does our company/organisation do?</text:p>
        </text:list-item>
        <text:list-item>
          <text:p text:style-name="P47">What can users do at our website?</text:p>
        </text:list-item>
        <text:list-item>
          <text:p text:style-name="P47">What is the purpose of the site? [r]<office:annotation><dc:creator>Unknown Author</dc:creator><dc:date>2013-04-09T16:07:00.68</dc:date><text:p><text:a xlink:href="http://createmorecustomersblog.com/the-actual-purpose-of-your-homepage/" office:target-frame-name="_top"/><text:span text:style-name="T22"> </text:span><text:span text:style-name="T22">Reference</text:span></text:p><text:p/></office:annotation><office:annotation><dc:creator>Unknown Author</dc:creator><dc:date>2013-04-09T16:08:00.68</dc:date><text:p><text:span text:style-name="T22">Screenshots of eveidence that it does this</text:span></text:p></office:annotation></text:p>
        </text:list-item>
      </text:list>
      <text:p text:style-name="Text_20_body"/>
      <text:p text:style-name="Text_20_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_20_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 <office:annotation><dc:creator>Unknown Author</dc:creator><dc:date>2013-04-09T16:30:00.68</dc:date><text:p><text:span text:style-name="T22">Explain these?</text:span></text:p></office:annotation>to send the data entered into the form to diseases.php where it is processed.</text:p>
      <text:list xml:id="list31162243" text:style-name="WWNum27">
        <text:list-item>
          <text:list>
            <text:list-item>
              <text:list>
                <text:list-item>
                  <text:p text:style-name="P51"><text:bookmark text:name="__RefHeading__503_1464131013"/>Diseases.php<text:bookmark-end text:name="__RefHeading__503_1464131013"/></text:p>
                </text:list-item>
              </text:list>
            </text:list-item>
          </text:list>
        </text:list-item>
      </text:list>
      <text:p text:style-name="Text_20_body"/>
      <text:p text:style-name="Text_20_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 <office:annotation><dc:creator>Unknown Author</dc:creator><dc:date>2013-04-09T17:05:00.68</dc:date><text:p><text:span text:style-name="T22">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_20_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68</dc:date><text:p><text:span text:style-name="T22">Screenshot query? <text:s/>Explain it?</text:span></text:p></office:annotation>. The query then specifically searches for all diseases which have a name, where the name is equal to the variable received from the POST method. All of the results are assigned to PHP variables, and are printed and tidied up using various aspects of PHP functions to produce the table of results.</text:p>
      <text:p text:style-name="Text_20_body"/>
      <text:h text:style-name="Heading_20_2" text:outline-level="2"><text:soft-page-break/>Edge.php</text:h>
      <text:p text:style-name="Text_20_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 </text:p>
      <text:p text:style-name="Text_20_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 </text:p>
      <text:p text:style-name="Text_20_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 same table, but it is often the case there the are a lot of results, and this make its easier for the user.</text:p>
      <text:h text:style-name="Heading_20_2" text:outline-level="2">Ontologyterms.php</text:h>
      <text:p text:style-name="Text_20_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 </text:p>
      <text:p text:style-name="Text_20_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_20_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 </text:p>
      <text:p text:style-name="Text_20_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h text:style-name="Heading_20_2" text:outline-level="2">Tree.html</text:h>
      <text:p text:style-name="Text_20_body">The overall purpose of the page is to provide a tree structure containing all phenotypes and their children, which can be expanded and contracted at the control of the user. The user can then search all diseases related to the phenotype that they select. </text:p>
      <text:p text:style-name="Text_20_body"><text:soft-page-break/>This page is completely contrasting to any other page on the web site in both it's layout and function. The page also uses different technologies, with the use of J-Query to produce dynamic content on the page using AJAX techniques to get the necessary data from treescript.php, along CSS and HTML to build the page. This page heavily relies on treescript.php and the interaction between the two is key to the desired outcome. </text:p>
      <text:h text:style-name="Heading_20_2" text:outline-level="2">Treescript.php</text:h>
      <text:p text:style-name="Text_20_body">Treescript.php is where the processing is done to make the Tree Structure possible. It runs at the request of tree.html, and uses PHP to produce the HTML that is displayed on tree.html. It also intera<text:span text:style-name="T15">cts with the mammalian_phenotype.obo file which contains the Ontology of Mammalian Phenotypes.</text:span></text:p>
      <text:p text:style-name="P34">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 <office:annotation><dc:creator>Unknown Author</dc:creator><dc:date>2013-04-10T16:02:08.69</dc:date><text:p text:style-name="P62"><text:span text:style-name="T21">Reference functions?</text:span></text:p></office:annotation>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 </text:p>
      <text:h text:style-name="Heading_20_2" text:outline-level="2">Phenotypes.php</text:h>
      <text:p text:style-name="Text_20_body">This page is the page the user will be sent to after using the search function on the Tree Structure and here they will be presented with a table of results relating to the Phenotype they chose. It is very similar to diseases.php and the table of results is set out in identical fashion with the three column headings Disease name (ID), Explore and Phenotype Link and the perform the same actions as they do on diseases.php. The page also uses the same technologies to build the page HTML, CSS, PHP and SPARQL.</text:p>
      <text:p text:style-name="Text_20_body">Phenotypes.php interacts with edge.php as well as ontologyterms.php by sending the Disease name (ID) across as a variable via the GET method in PHP, and also interacts with tree.html when receiving the Phenotype ID also via the GET method. The key difference between this page and diseases.php is the variable it receives and this means that the queries need to be done differently. </text:p>
      <text:p text:style-name="Text_20_body">The SPARQL query on this page searches for all diseases that have an inferred phenotype which matches the ID of the one given from tree.html, and lists all results that satisfy the parameters. </text:p>
      <text:list xml:id="list36269043" text:continue-numbering="true" text:style-name="WWNum27">
        <text:list-item>
          <text:list>
            <text:list-item>
              <text:p text:style-name="P51"><text:bookmark text:name="__RefHeading__505_1464131013"/>Web<text:bookmark-start text:name="_Toc222978600"/> Interface Design<text:bookmark-end text:name="__RefHeading__505_1464131013"/><text:bookmark-end text:name="_Toc222978600"/></text:p>
            </text:list-item>
          </text:list>
        </text:list-item>
      </text:list>
      <text:p text:style-name="Text_20_body">The main influences for the Web Interface, were from Google and PhenomeBrowser[r]<office:annotation><dc:creator>Unknown Author</dc:creator><dc:date>2013-04-08T16:15:00.69</dc:date><text:p><text:span text:style-name="T22">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_20_Reference"><office:annotation><dc:creator>Staff and Students at Aber Uni</dc:creator><dc:date>2013-04-09T11:00:00.69</dc:date><text:p>mobile view</text:p></office:annotation></text:span>. This helps to optimises performance on less powerful devices increasing the target audience.</text:p>
      <text:p text:style-name="Text_20_body">The project aims to achieve these desired attributes and the first step was producing a CSS template which would look professional whilst retaining full functionality and <text:soft-page-break/>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_20_Reference"><office:annotation><dc:creator>Staff and Students at Aber Uni</dc:creator><dc:date>2013-04-09T11:30:00.69</dc:date><text:p>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_20_Reference"><office:annotation><dc:creator>Staff and Students at Aber Uni</dc:creator><dc:date>2013-04-09T11:31:00.69</dc:date><text:p>screenshot</text:p></office:annotation></text:span>. There has also been care taken when adding libraries to the web pages, to ensure that there is no unnecessary data being loaded into the page.</text:p>
      <text:p text:style-name="Text_20_body">From PhenomeBrowser the project has picked up a lot of subtle additions which make the experience very pleasant for the user, such as having a link to the disease next to the result<text:span text:style-name="Comment_20_Reference"><office:annotation><dc:creator>Staff and Students at Aber Uni</dc:creator><dc:date>2013-04-09T10:30:00.69</dc:date><text:p>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_20_body">Additionally the Web Site needed to be similar in design to PhenomeBrowser so that users can be comfortable when switching between the two web sites and this will mean that they have a much better experience.</text:p>
      <text:p text:style-name="Text_20_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_20_Reference"><office:annotation><dc:creator>Staff and Students at Aber Uni</dc:creator><dc:date>2013-04-09T11:51:00.69</dc:date><text:p>screenshot?</text:p></office:annotation></text:span>.</text:p>
      <text:p text:style-name="Text_20_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Default_20_Paragraph_20_Font"><text:span text:style-name="T10">In terms of technical ability among users the project needed to ensure tha</text:span></text:span><text:span text:style-name="Default_20_Paragraph_20_Font"><text:span text:style-name="T10">t it could be used by people with even the most basic of computer skills, whilst at the same time, it needs to be made in such a way that a skilled user does not find it frustrating. <text:s/>This </text:span></text:span><text:span text:style-name="Default_20_Paragraph_20_Font"><text:span text:style-name="T10">meant that the process needed to be very self-explanatory, resistin</text:span></text:span><text:span text:style-name="Default_20_Paragraph_20_Font"><text:span text:style-name="T10">g the need for time consuming tutorials which would frustrate skilled users and add no benefit to the experience. As a result of this, it was imperative to keep the search field as simple as possible, and to only require the user to enter a keyword(s). The</text:span></text:span><text:span text:style-name="Default_20_Paragraph_20_Font"><text:span text:style-name="T10"> search field allows the </text:span></text:span><text:span text:style-name="Default_20_Paragraph_20_Font"><text:span text:style-name="T10">user to enter either a Disease name, Gene name or Genotype name, which neglects the need for multiple forms which could potentially confuse the user. This also means that the user is not required to have any knowledge of the query </text:span></text:span><text:span text:style-name="Default_20_Paragraph_20_Font"><text:span text:style-name="T10">language, SPARQL, and so the amount of time needed to learn how to use the application is very minimal, and neglects the need for any over the top tutorial. The web site does offer a page with a few example queries should the user feel the need to get help</text:span></text:span><text:span text:style-name="Comment_20_Reference"><office:annotation><dc:creator>Staff and Students at Aber Uni</dc:creator><dc:date>2013-04-09T12:49:00.69</dc:date><text:p>More here?</text:p><text:p>Screenshots also</text:p><text:p/></office:annotation></text:span><text:span text:style-name="Default_20_Paragraph_20_Font"><text:span text:style-name="T10">.</text:span></text:span></text:p>
      <text:p text:style-name="Standard"/>
      <text:p text:style-name="Standard"><text:span text:style-name="Default_20_Paragraph_20_Font"><text:span text:style-name="T10">##how</text:span></text:span></text:p>
      <text:p text:style-name="Standard"><text:span text:style-name="Default_20_Paragraph_20_Font"><text:span text:style-name="T10">##what</text:span></text:span></text:p>
      <text:p text:style-name="Standard"><text:span text:style-name="Default_20_Paragraph_20_Font"><text:span text:style-name="T10">##where</text:span></text:span></text:p>
      <text:p text:style-name="Standard"><text:span text:style-name="Default_20_Paragraph_20_Font"><text:span text:style-name="T10">##result</text:span></text:span></text:p>
      <text:p text:style-name="Standard"/>
      <text:p text:style-name="P15">In terms of area of expertise, the application would mostly be used by people who have an understanding of Biology or a related field. The application would not be much use to <text:soft-page-break/>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_20_body">##web interface design</text:p>
      <text:p text:style-name="Standard">##why</text:p>
      <text:p text:style-name="Standard">##what</text:p>
      <text:p text:style-name="Standard"/>
      <text:h text:style-name="Heading_20_2" text:outline-level="2">Scripts to create the RDF data.</text:h>
      <text:p text:style-name="Text_20_body">The parsing scripts were an essential part of the project and their purpose was to transform the data into a meaningful RDF format.<office:annotation><dc:creator>Unknown Author</dc:creator><dc:date>2013-04-10T19:39:46.70</dc:date><text:p text:style-name="P62"><text:span text:style-name="T21">Consider rewording.</text:span></text:p><text:p text:style-name="P62"><text:span text:style-name="T21"/></text:p></office:annotation> The programming language used for this was PHP as it is a natural scripting language it suited the task. The scripts have to parse multiple files at once as well as formatting the output into valid RDF files. The files output by the scripts are split into smaller files when they become too large, so that the server can handle them, and to make uploading an easier task.</text:p>
      <text:p text:style-name="Text_20_body">There are two scripts in total, one has the task of parsing the <text:s/>Genotype.sql, Phenotype.sql, InferredPhenotype.sql and OntologyTerms.sql files, whilst the other parses the much larger Edge.sql file.</text:p>
      <text:p text:style-name="Text_20_body">Without these scripts there would be no RDF store for the rest of the project to interact with, and there is nowhere else where the data could have been obtained from. Although the structure isn't too important in RDF so long as the triples are correct, it made it easier to give the data a sensible names which made it easier for the rest of the project, and will make it easier for any outsider who wishes to use the data to understand it quickly.</text:p>
      <text:p text:style-name="Text_20_body"/>
      <text:h text:style-name="Heading_20_2" text:outline-level="2">RDF Schema</text:h>
      <text:p text:style-name="Text_20_body"><text:line-break/>During the creation of the parsing scripts, it was found that it would be good practice to create a schema for the RDF data so that the scripts had a something to aim for so that it could be determined if they were working properly. As a result<office:annotation><dc:creator>Unknown Author</dc:creator><dc:date>2013-04-10T20:00:28.70</dc:date><text:p text:style-name="P62"><text:span text:style-name="T21">Testing here too.</text:span></text:p><text:p text:style-name="P62"><text:span text:style-name="T21"/></text:p></office:annotation> a schema was devised for the RDF to follow, and it is explained below:<office:annotation><dc:creator>Unknown Author</dc:creator><dc:date>2013-04-10T20:01:02.70</dc:date><text:p text:style-name="P62"><text:span text:style-name="T21">Add schema as pic or?</text:span></text:p><text:p text:style-name="P62"><text:span text:style-name="T21"/></text:p></office:annotation></text:p>
      <text:p text:style-name="P37">Note:phenomenet shortened to phe: for description purposes.</text:p>
      <text:p text:style-name="P37"><office:annotation><dc:creator>Unknown Author</dc:creator><dc:date>2013-04-10T20:29:56.70</dc:date><text:p text:style-name="P62"><text:span text:style-name="T21"><text:a xlink:href="http://www.w3.org/TR/rdf-schema/">http://www.w3.org/TR/rdf-schema/</text:a></text:span><text:span text:style-name="T21"> <text:s/>Used this as guide</text:span></text:p><text:p text:style-name="P62"><text:span text:style-name="T21"/></text:p></office:annotation></text:p>
      <text:p text:style-name="P35">phe:Genotype.</text:p>
      <text:p text:style-name="Text_20_body">All things described by this class are called Genotypes and are an instance of phe:Genotype.</text:p>
      <text:p text:style-name="Text_20_body"/>
      <text:p text:style-name="P35">rdf:about.</text:p>
      <text:p text:style-name="Text_20_body">This is used to refer to the globally known indentifier. For example “<text:a xlink:type="simple" xlink:href="http://phenomebrowser.org/phenomenet/OMIM_187500">http://phenomebrowser.org/phenomenet/OMIM_187500</text:a>”</text:p>
      <text:p text:style-name="Text_20_body"/>
      <text:p text:style-name="P35">phe:has_url.</text:p>
      <text:p text:style-name="P36">phe:has_url is an instance of phe:Genotype that is used to provide a URL of a resource.</text:p>
      <text:p text:style-name="P36"><text:soft-page-break/>A triple of the form:</text:p>
      <text:p text:style-name="P36"><text:tab/>G phe:has_url U</text:p>
      <text:p text:style-name="Text_20_body">This states that G has a URL U.</text:p>
      <text:p text:style-name="Text_20_body"/>
      <text:p text:style-name="P35">phe:has_name.</text:p>
      <text:p text:style-name="P35"><text:span text:style-name="T16">phe:has_name is an instance of <text:s/></text:span><text:span text:style-name="T16">it's class</text:span><text:span text:style-name="T16"> that provides a human readable name to the resource.</text:span><office:annotation><dc:creator>Unknown Author</dc:creator><dc:date>2013-04-10T21:09:33.70</dc:date><text:p text:style-name="P62"><text:span text:style-name="T21">Resource?</text:span></text:p></office:annotation></text:p>
      <text:p text:style-name="P36">A triple of the form:</text:p>
      <text:p text:style-name="P36"><text:tab/>C phe:has_name N</text:p>
      <text:p text:style-name="P36">This states that C has a human readable name N.</text:p>
      <text:p text:style-name="P36"/>
      <text:p text:style-name="P35">phe:has_phenotype.</text:p>
      <text:p text:style-name="P36">phe:has_phenotype is an instance of phe:Genotype that provides an identifier in the form of a URL.</text:p>
      <text:p text:style-name="P36">A triple of the form:</text:p>
      <text:p text:style-name="P36"><text:tab/>G phe:has_phenotype Ph</text:p>
      <text:p text:style-name="P36">This states that G has a phenotype with the identifier Ph.</text:p>
      <text:p text:style-name="P36"/>
      <text:p text:style-name="P35">phe:has_inferred_phenotype.</text:p>
      <text:p text:style-name="P36">phe:has_inferred_phenotype is an instance of phe:Genotype that provides an identifier in the form of a URL.</text:p>
      <text:p text:style-name="P36">A triple of the form:</text:p>
      <text:p text:style-name="P36"><text:tab/>G phe:has_inferred_phenotype Ip</text:p>
      <text:p text:style-name="P36">This states that G has a phenotype with the identifier Ip.</text:p>
      <text:p text:style-name="P36"/>
      <text:p text:style-name="P35">phe:has_edge.</text:p>
      <text:p text:style-name="P35"><text:span text:style-name="T16">phe:has_edge is an instance of</text:span><text:span text:style-name="T16"> <text:s/></text:span><text:span text:style-name="T16">p</text:span><text:span text:style-name="T16">he:Genotype </text:span><text:span text:style-name="T16">that states all instances of it are a sub class of <text:s/>p</text:span><text:span text:style-name="T16">he:Genotype.</text:span></text:p>
      <text:p text:style-name="P36"/>
      <text:p text:style-name="P35">phe:Edge.</text:p>
      <text:p text:style-name="P36">All things described by this class are called Edges and are an instance of phe.Edge.</text:p>
      <text:p text:style-name="P36"/>
      <text:p text:style-name="P35">phe:node.</text:p>
      <text:p text:style-name="P36">phe:node is an instance of phe:Edge that provides an identifier in the form of a URL.</text:p>
      <text:p text:style-name="P36"/>
      <text:p text:style-name="P35">phe:has_value.</text:p>
      <text:p text:style-name="P36">phe:has_value is an instance of phe:Edge that provides a human readable representation of the similarity value.</text:p>
      <text:p text:style-name="P35"/>
      <text:p text:style-name="P35">phe:Ont.</text:p>
      <text:p text:style-name="P36"><text:soft-page-break/>All things described by this class are called are an instance of phe.Ont.</text:p>
      <text:p text:style-name="Text_20_body"/>
      <text:p text:style-name="Text_20_body">##talk about script.</text:p>
      <text:p text:style-name="Text_20_body">##what it interacts withholding</text:p>
      <text:p text:style-name="Text_20_body">##technologies</text:p>
      <text:p text:style-name="Text_20_body">##what it does. In non techy and in techy – two sections ish.</text:p>
      <text:p text:style-name="Text_20_body">##why it is nesscery</text:p>
      <text:p text:style-name="Text_20_body">##how it is ran</text:p>
      <text:p text:style-name="Text_20_body">##files it interacts with.</text:p>
      <text:h text:style-name="Heading_20_2" text:outline-level="2">Scenario's.</text:h>
      <text:p text:style-name="Text_20_body">This section shows how User's go about performing each task. </text:p>
      <text:p text:style-name="P19">Scenario 1:</text:p>
      <text:p text:style-name="P26">This shows how the User will be able to search for a disease and explore the diseases related to their choice before viewing the associated phenotypes.</text:p>
      <text:p text:style-name="P26">The User submits a keyword and is taken to diseases.php where they are shown a table of diseases which match their query. The user then chooses to explore a disease to find related results which takes the User to edge.php. Here the User is given another table of results, where they choose to view the Phenotypes of a disease and this takes them to ontologyterms.php. Here the User is shown two tables, one with Phenotypes that are directly related to the disease selected and one with Phenotypes that are inferred. If the User wishes they can select a Phenotype and be taken to an external site with more information.</text:p>
      <text:p text:style-name="P26"/>
      <text:p text:style-name="P26"><office:annotation><dc:creator>Unknown Author</dc:creator><dc:date>2013-04-11T10:49:04.71</dc:date><text:p text:style-name="P62"><text:span text:style-name="T21">Add screenshots of stages!! Important</text:span></text:p><text:p text:style-name="P62"><text:span text:style-name="T21"/></text:p></office:annotation><text:span text:style-name="T12">Scenario 2: </text:span></text:p>
      <text:p text:style-name="P26">This shows how a User can use the Tree Structure to find diseases related to the phenotype of their choice.</text:p>
      <text:p text:style-name="P26">The page containing the Tree is accessible from every page via a link in the menu which remains the same throughout the website. The User is then presented with the Tree which loads when the page does. The User then selects a branch they are interested in, and this opens up a new set of branches relating to the clicked link. The User repeats this process until all Child branches are exhausted or they decide to click the Search function. <text:s/>Once clicked the User is passed to phenotypes.php where they are given a table of results which show the diseases that are related to the Phenotype selected. </text:p>
      <text:p text:style-name="P26"/>
      <text:p text:style-name="Text_20_body"/>
      <text:list xml:id="list36277741" text:continue-numbering="true" text:style-name="WWNum27">
        <text:list-item>
          <text:list>
            <text:list-item>
              <text:p text:style-name="P51"><text:bookmark-start text:name="_Toc222978601"/><text:bookmark text:name="__RefHeading__507_1464131013"/>Other Relevant Sections<text:bookmark-end text:name="_Toc222978601"/><text:bookmark-end text:name="__RefHeading__507_1464131013"/></text:p>
            </text:list-item>
          </text:list>
        </text:list-item>
      </text:list>
      <text:p text:style-name="P20">Some example sub-sections may be as follows, but the specific sections are for you to decide .</text:p>
      <text:p text:style-name="P21"/>
      <text:p text:style-name="P3"/>
      <text:h text:style-name="Heading_20_3" text:outline-level="3"><text:bookmark-start text:name="_Toc222978602"/><text:bookmark text:name="__RefHeading__509_1464131013"/>Implementation<text:bookmark-end text:name="_Toc192777708"/><text:bookmark-end text:name="_Toc222978602"/> and Problems<text:bookmark-end text:name="__RefHeading__509_1464131013"/></text:h>
      <text:p text:style-name="P1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0"/>
      <text:p text:style-name="P1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22">##complexity?</text:p>
      <text:p text:style-name="P21">Coding Implementation.</text:p>
      <text:h text:style-name="Heading_20_2" text:outline-level="2">First steps and CSS</text:h>
      <text:p text:style-name="Standard">The first pieces of code written for the Project was the CSS file and the simpler pages such as Index.html and Contact.html. The original CSS was obtained from <text:a xlink:type="simple" xlink:href="http://www.os-templates.com/">www.os-templates.com</text:a>,[r]<office:annotation><dc:creator>Unknown Author</dc:creator><dc:date>2013-04-11T12:17:36.71</dc:date><text:p text:style-name="P62"><text:span text:style-name="T21">Reference more here</text:span></text:p></office:annotation> and has been modified and edited to suit the projects needs. Using the simpler pages allowed a good basis to ensure that the general aesthetics of the web site were pleasing, before they became to complex to change easily which also allowed for the responsive design aspects to be introduced and perfected. </text:p>
      <text:p text:style-name="Standard">As the site grew in size and complexity, the simple nature of the CSS meant that it only needed to be tweaked at two points. The first was when the web site needed to style the tables and the second was when the Tree Structure was created. In both instances it was quite easy to accommodate in the CSS, and due to the simple nature of the design there wasn't any complex methods needed to be written. The only major addition to the CSS was the use of images to create the branches on the Tree Structure.</text:p>
      <text:p text:style-name="Standard"/>
      <text:h text:style-name="Heading_20_2" text:outline-level="2">Creation of parsing scripts.</text:h>
      <text:p text:style-name="Standard">As discussed in the design section, the parse scripts were an essential part of the project, and took a long time to complete to a satisfactory level. All code was written in PHP for these scripts, and all methods referred to are from the PHP Library. The first step was to create a script which parsed genotype.sql, this was done via the fopen( )<office:annotation><dc:creator>Unknown Author</dc:creator><dc:date>2013-04-11T12:36:55.71</dc:date><text:p text:style-name="P62"><text:span text:style-name="T21"><text:a xlink:href="http://php.net/manual/en/function.fopen.php">http://php.net/manual/en/function.fopen.php</text:a></text:span><text:span text:style-name="T21"> reference</text:span></text:p></office:annotation> method, and to run code for every line of the file by using !feof()<office:annotation><dc:creator>Unknown Author</dc:creator><dc:date>2013-04-11T12:42:39.71</dc:date><text:p text:style-name="P62"><text:span text:style-name="T21">http://uk1.php.net/manual/en/function.feof.php</text:span></text:p></office:annotation>, . Each line in the file is then split </text:p>
      <text:p text:style-name="Standard"><text:s/>into an array using the fgets( )<office:annotation><dc:creator>Unknown Author</dc:creator><dc:date>2013-04-11T12:43:00.72</dc:date><text:p text:style-name="P62"><text:span text:style-name="T21">http://uk1.php.net/manual/en/function.fgets.php</text:span></text:p><text:p text:style-name="P62"><text:span text:style-name="T21"/></text:p></office:annotation> and explode( ) <office:annotation><dc:creator>Unknown Author</dc:creator><dc:date>2013-04-11T12:44:03.72</dc:date><text:p text:style-name="P62"><text:span text:style-name="T21">http://uk1.php.net/manual/en/function.explode.php</text:span></text:p></office:annotation>method. Because the genotype.sql file has been formatted in such a way that each piece of information on a line is split up using 'tab', the explode( ) method uses this as it's delimiter to split the line into variables inside of an array. Inside of the While Loop, the same process is done to open and parse the file phenotype.sql, and the variables on each line are obtained in the same fashion as above. For each line in the Phenotypes file, it compares two variables, which are the Disease ID in both files, to see if any match, and if they do it prints a result.</text:p>
      <text:p text:style-name="Standard">At this stage the script created was capable of matching ID's across the two files, and so it was possible to use very similar code across more files to achieve the same result. However upon adding more code the script it became very clear that it was becoming very slow due to the amount of time taken to loop through each file and compare variable ID's. It was going to be very time consuming to run a script which took so long to run, and so it needed to be edited to run faster. The solution was quite simple, and perhaps an oversight when initially breaking down the problem. The script didn't need to compare ID's from each file at all, and in fact it just needed to parse the first line of every file and format the results, and then move onto the second line in each file, this meant the script was much faster at parsing the files.</text:p>
      <text:p text:style-name="Standard"><text:soft-page-break/>There was then an issue with memory when running the script on the server, as the script was only writing to the file after everything had been processed. The fix was to simple write to the file as it happened, which meant changing from echo( )<office:annotation><dc:creator>Unknown Author</dc:creator><dc:date>2013-04-11T13:02:38.72</dc:date><text:p text:style-name="P62"><text:span text:style-name="T23"><text:a xlink:href="http://uk1.php.net/manual/en/function.echo.php">http://uk1.php.net/manual/en/function.echo.php</text:a></text:span></text:p><text:p text:style-name="P62"><text:span text:style-name="T23"><text:a xlink:href="http://uk1.php.net/manual/en/function.fwrite.php">http://uk1.php.net/manual/en/function.fwrite.php</text:a></text:span></text:p><text:p text:style-name="P62"><text:span text:style-name="T23"/></text:p></office:annotation> to fwrite( ). Also the files being read were closed after each line had been read, and then reopened when it was needed again, to make sure that this didn't cause a delay on the script. This was done using fclose( )<office:annotation><dc:creator>Unknown Author</dc:creator><dc:date>2013-04-11T13:05:10.72</dc:date><text:p text:style-name="P62"><text:span text:style-name="T23">http://uk1.php.net/manual/en/function.fclose.php</text:span></text:p></office:annotation>, as well as adding a simple counter which told the script which line it needed to access. Even the smallest increase in speed could mean a huge amount due to the size of the data being parsed.<text:line-break/>The next problem with the implementation came with parsing the Edge.sql file. This wasn't due to difficulty in actually performing the parsing of it, but it was a result of how large the output file became and so it needed to be handled on it's own to make things a lot more straightforward. Due to this, the code for parsing the Edge.sql file was removed from the original script and placed in a script of it's own. The script itself differs from the other, as it needs to constantly calculate the size of the file whilst its being created. It does this using the filesize( )<office:annotation><dc:creator>Unknown Author</dc:creator><dc:date>2013-04-11T15:23:55.72</dc:date><text:p><text:span text:style-name="T23">http://uk1.php.net/manual/en/function.filesize.php</text:span></text:p></office:annotation> method and when the file gets too big it starts writing to a new file. This code was straightforward but there was problems getting it to work as the script was caching the size of the file and not updating it. To resolve this problem the script needed to call the method clearstatcache( )<office:annotation><dc:creator>Unknown Author</dc:creator><dc:date>2013-04-11T15:22:45.72</dc:date><text:p text:style-name="P62"><text:span text:style-name="T23">http://uk1.php.net/manual/en/function.clearstatcache.php</text:span></text:p></office:annotation>, which ensures that the cache for the filesize method is cleared so that it is counted properly.</text:p>
      <text:p text:style-name="Standard">In addition to these methods used, there are also some more that are important in the script. Firstly str_replace( )<office:annotation><dc:creator>Unknown Author</dc:creator><dc:date>2013-04-11T15:25:23.72</dc:date><text:p text:style-name="P62"><text:span text:style-name="T23">http://uk1.php.net/manual/en/function.</text:span><text:span text:style-name="T21">str_replace.php</text:span></text:p></office:annotation> manipulates the string by taking away the colon and replacing it with an underscore, this is needed because otherwise the colon creates problems when it is inserted into URI's. <text:s/>Next the method trim( ) <office:annotation><dc:creator>Unknown Author</dc:creator><dc:date>2013-04-11T15:25:34.72</dc:date><text:p text:style-name="P62"><text:span text:style-name="T23">http://uk1.php.net/manual/en/function.t</text:span><text:span text:style-name="T21">rim.php</text:span></text:p></office:annotation>ensures that the variable has had new line indicators, whitespace and the like removed. The need for this became apparent when code that had been written on a Windows Machine was viewed on a Mac, and the text editor, VI, showed the rogue values. The final method needed was htmlentities( )<office:annotation><dc:creator>Unknown Author</dc:creator><dc:date>2013-04-11T15:36:40.72</dc:date><text:p text:style-name="P62"><text:span text:style-name="T23">http://uk1.php.net/manual/en/function.htmlentities.php</text:span></text:p></office:annotation>, as it quickly became clear that many of the names in the data set were unusual, and often contained greater than or less than symbol or other values which interfered with the RDF format, and so this method turns these symbol's into ASCII. values.</text:p>
      <text:p text:style-name="Standard">The final result was two scripts which interact with various files, and output the results into valid RDF format very efficiently, as well as being small in size only 6kb and 2kb.</text:p>
      <text:p text:style-name="Standard"/>
      <text:h text:style-name="Heading_20_2" text:outline-level="2">Query creation.</text:h>
      <text:p text:style-name="Text_20_body">To implement the correct queries the project took full advantage of Virtuoso's ability to run queries. This meant that there could be a focus on making sure the query was correct, without having to worry about whether other aspects, such as the connection via the web page was working correctly.</text:p>
      <text:p text:style-name="Text_20_body">The first SPARQL queries ran was done using the command line interface for virtuoso, using the following command:<text:line-break/><text:span text:style-name="T8">sparql select * from &lt;http://biocrunch.dcs.aber.ac.uk:8890/temp/&gt; where {?s ?p ?o};</text:span></text:p>
      <text:p text:style-name="Text_20_body"><text:span text:style-name="T17">As the data hadn't been fully created at this point, there was some test RDF data created so that the queries could be ran against it. In the command above, the query is asking for all triples from the temp folder on the biocrunch sever, which meets the parameters. The question mark before the letter in SPARQL indicates that it is a variable, and so the parameters in this query are asking for any triple that has a Subject, Predicate and an Object, which essentially means every triple. </text:span><text:span text:style-name="T17"><office:annotation><dc:creator>Unknown Author</dc:creator><dc:date>2013-04-11T16:26:13.72</dc:date><text:p text:style-name="P62"><text:span text:style-name="T21">Should triple have capital letter</text:span></text:p></office:annotation></text:span></text:p>
      <text:p text:style-name="Text_20_body"><text:span text:style-name="T17">After this, it was found to be easier to use the SPARQL query engine on the Virtuoso application rather than the command line. This allowed for better debugging of queries that were invalid, and a better display of the data returned from the query. After becoming more accustomed with SPARQL queries and how they worked, the next stage was to create the queries that would be used on the website. This led to understanding what each page would require and using that knowledge to come up with a suitable soloution. For example, diseases.php would need a query which searched for all Diseases <text:s/></text:span><text:soft-page-break/><text:span text:style-name="T17">which had a name that matched the one required. At this stage the project had some level of working functionality and was able to query data from Virtuoso using the created queries. However, for the purpose of this project they needed to be put into a web page, so that they could query the data set from there. </text:span><text:span text:style-name="T18">Th</text:span><text:span text:style-name="T18"><office:annotation><dc:creator>Unknown Author</dc:creator><dc:date>2013-04-11T16:52:10.73</dc:date><text:p text:style-name="P62"><text:span text:style-name="T21">Libraries discuss here or refer to it being discussed later on/before?</text:span></text:p></office:annotation></text:span><text:span text:style-name="T18">is interaction is done using the RAP RDF API library, discussed in more detail later on in this section. </text:span></text:p>
      <text:p text:style-name="P40">The next stage was to learn how the queries differ in syntax when they are using the library and how to out put the results found from the query. <text:s/>This led to the creation of a PHP page which performed a simple query:</text:p>
      <text:p text:style-name="P38">select *</text:p>
      <text:p text:style-name="P38">FROM &lt;http://biocrunch.dcs.aber.ac.uk:8890/DAV/complete&gt;</text:p>
      <text:p text:style-name="P38">where {</text:p>
      <text:p text:style-name="P38"><text:s text:c="3"/>?s ?p ?o</text:p>
      <text:p text:style-name="P38"><text:tab/>}”;</text:p>
      <text:p text:style-name="P40">As<office:annotation><dc:creator>Unknown Author</dc:creator><dc:date>2013-04-11T18:32:35.73</dc:date><text:p text:style-name="P62"><text:span text:style-name="T21">Re write paragraph??</text:span></text:p></office:annotation> shown this is very similar to the query that was ran on the command line in the early stages of development. <text:s/>The difference is that this query cannot occur on it's own and uses PHP to enable the execution of it. The first step required is to define and include the library in the page, which uses the define( ) and include( ) methods. The endpoint is assigned to a variable and is stated using the getSparqlClient( ) function from the RAP API RDF library. The whole query is also assigned to a variable, and it's syntax only differs by needing to be inside quotation marks as is standard in PHP. To execute the query, a new ClientQuery( ) method is created and passed to the SPARQL client. </text:p>
      <text:p text:style-name="P40">The printing of results requires a foreach( ) loop which goes through all of the results, and each variable used in the query, e.g ?s, is then assigned to a PHP variable so that it can be printed to the page. </text:p>
      <text:p text:style-name="P40">Due to the way the data has been stored in the RDF data store to enable a better sanitisation of results there are a number of PHP methods called. Preg_match( )<office:annotation><dc:creator>Unknown Author</dc:creator><dc:date>2013-04-11T18:40:48.73</dc:date><text:p text:style-name="P62"><text:span text:style-name="T21">Preg _match reference</text:span></text:p></office:annotation> uses regular expressions, and is needed to get the ID of Phenotypes and Genotypes as these are sent as full URI's, and the only part needed to be displayed is the Unique number, e.g OMIM_0000001, which is the last part of the URI. <text:s/>Also needed is str_replace( ) which is used to manipulate the Unique ID's further, as the start of them e.g OMIM is not needed when it is passed to the external website which specifically deals with OMIM diseases. </text:p>
      <text:p text:style-name="P40">After this part was working, the next stage was to implement the use of PHP variables within the query. <text:s/>The first method tried was to put the query inside the sprintf( )<office:annotation><dc:creator>Unknown Author</dc:creator><dc:date>2013-04-12T11:05:54.73</dc:date><text:p text:style-name="P62"><text:span text:style-name="T21">Sprint f reference</text:span></text:p><text:p text:style-name="P62"><text:span text:style-name="T21"/></text:p></office:annotation> function, which means part of the query looks like this:<text:line-break/></text:p>
      <text:p text:style-name="P39">SELECT DISTINCT ?s</text:p>
      <text:p text:style-name="P39"><text:tab/><text:tab/>where <text:s text:c="2"/>{ <text:s/>&lt;%s&gt; ?o ?p . }', $searchQuery) ;<office:annotation><dc:creator>Unknown Author</dc:creator><dc:date>2013-04-12T11:47:03.73</dc:date><text:p text:style-name="P62"><text:span text:style-name="T21">Full query or snippets?</text:span></text:p></office:annotation></text:p>
      <text:p text:style-name="P40"/>
      <text:p text:style-name="P40">A problem with this was that the variable was often going to be only one part of the string which it searched, e.g Alzheimer, and the disease names could be Alzheimer Disease, and using this method they would not match. So another method had to be devised in order to find a soloution to this problem. The solution came by using the <office:annotation><dc:creator>Unknown Author</dc:creator><dc:date>2013-04-12T11:12:46.73</dc:date><text:p text:style-name="P62"><text:span text:style-name="T21">Filter reference.</text:span></text:p></office:annotation>Filter methods in SPARQL, and although this is slower it provides much better results.</text:p>
      <text:p text:style-name="P39"><text:s text:c="4"/>FILTER regex(?dis, '$searchQuery', 'I')</text:p>
      <text:p text:style-name="P40">What this does, is assign the PHP variable $searchQuery, to the triple value ?dis. So if they $searchQuery value was 'OMIM_605055', and the query asked for all diseases which have a phenotype. This would translate as, all diseases which have phenotypes limited to all diseases which have the ID <text:s/>OMIM_605055. This is slower as it returns all results before filtering the output of the query. </text:p>
      <text:p text:style-name="P40"><text:soft-page-break/>The final adjustment to the queries increased the speed by a small margin. Intead of using SPARQL's Filter option, it was discovered that variables from PHP could in fact by put straight into the query. This meant the filtering was done automatically and at the start of the execution, so time isn’t wasted returning all of the results. The speed increase was very noticeable, for instance the results for the page ontologyterms.php was brought down from around 15 seconds, to well under a second. The only page it could not be implemented was on diseases.php as this requires regular expressions to match singular words with whole phrases. The new code is shown below:</text:p>
      <text:p text:style-name="P39">$searchQuery phe:has_inferred_phenotype ?infpheno</text:p>
      <text:h text:style-name="Heading_20_2" text:outline-level="2">Creating the Tree Structure.</text:h>
      <text:p text:style-name="Text_20_body">The first steps in creating the tree structure was to understand which technologies would be required and which parts would interact with each other. It was obvious that there would be a need for AJAX to create the dynamic content required to produce a tree structure, but additionally all of the processing couldn’t be done on the client side, so there needed to be a script which ran on the server. The script was the first challenge, and to be able to focus solely on this, the AJAX parts of the feature were left out to begin with. This meant the script could be created without having to worry about combining it with the other technologies, as a result the script is written solely in PHP.</text:p>
      <text:p text:style-name="Text_20_body">To begin with the script was designed to parse the mammalian_phenotype.obo file, and collect the first level of child elements. Knowing the that Root of the ontology was MP:0000001, the script can use this to search for all entries which have a relationship to it. The script then converts the whole contents of mammalian_phenotype.obo into a string using the method file_get_contents( ), and is immediately broken into an array using the explode( ) method, which uses “[Term]” as a delimiter, as it is used in <text:s/>mammalian_phenotype.obo to declare the start of a new entry. <text:span text:style-name="T15">The script then prints some HTML to the page, and uses the variable to assign an ID in the &lt;div&gt; tag which is essential for the J-Query on tree.html to work. </text:span></text:p>
      <text:p text:style-name="Text_20_body"><text:span text:style-name="T15">The script searches through the file and finds all entries which have a parent ID which matches the original Phenotype ID given to the script. The script has to use the PHP function 'preg_match' </text:span><text:span text:style-name="T15"><office:annotation><dc:creator>Unknown Author</dc:creator><dc:date>2013-04-10T16:02:08.73</dc:date><text:p text:style-name="P62"><text:span text:style-name="T21">Reference functions?</text:span></text:p></office:annotation></text:span><text:span text:style-name="T15">to find the line in each entry which begin with “is_a”, as this indicates what the parent phenotype is and then uses explode to split the term up. <text:s/>Two more functions, str_replace and trim() <text:s/>are used on the string before it is ready to be compared with the original variable. The script then prints out all results that match with HTML mark up, and this is what the J-Query uses to produce the tree. <text:s/>At this stage the script is functional, and performs all the task required of it. Each time a link is clicked it can use the ID of the clicked link, and send the variable via GET to itself, and the script then runs using a different parent ID, and gets there children. The next stage was running the script via AJAX, so that it would print the HTML dynamically, rather than to a new page each time.</text:span></text:p>
      <text:p text:style-name="Text_20_body"><text:span text:style-name="T15">This led to the creation of tree.html, which calls the script when it needs it. <text:s/>The page originally used Javascript, but due to ease of use the language used was changed to J-Query which offered much better support for the task to be completed. The end result was a very quick to load, and responsive tree, which allows a user to quickly navigate their way around it. </text:span></text:p>
      <text:p text:style-name="Text_20_body"><text:span text:style-name="T19">When the page loads, the J-Query performs a function which gets the results of treescript.php, and displays it to the user. When a link is clicked, J-Query performs a different function, which gets the ID of the link and passes this using POST to treescript.php. The results from treescript.php are then displayed dynamically below the link that had originally been clicked, J-Query does this by using the ID given to the div tag by treescript.php, to create the effect of a tree structure. If the same link is clicked twice, a J-Query check to see if this link ID has already been clicked, and if it has it removes the child elements, creating the effect of the tree closing. This is done using an array, which </text:span><text:soft-page-break/><text:span text:style-name="T19">stores the various ID's when they are clicked, and when the a link is clicked in future, it compares it with the strings in the array to see if it has been clicked previously, and if it has, it removes the child elements, as well as removing the ID from array. This gives the impression that the branch is open or closed depending on whether the variable is stored in the array or not. </text:span><text:span text:style-name="T19">At any time the user can click the “[Search]” link next to a Phenotype, and this will send the Phenotypes ID as a variable to phenotypes.php via the GET method in PHP. Additionally the user can choose to reset the tree by clicking the 'Reset Link' which will return the tree to it's first stage. The tree structure would not be possible without both tree.html and treescript.php, as they work together to provide the final result. </text:span></text:p>
      <text:p text:style-name="Text_20_body">There were a few problems during the creation of the Tree Structure, and most were due to the wrong method being called in J-Query. <text:s/>For instance the subtle difference between .empty( ) and .delete( ) was key, as the former will remove all child elements whereas delete removes everything, so it was a question of ensuring the correct method had been used. Additionally there was a need to give the div tag's an ID so that they could be identified by the J-Query which needs an element to focus on when it is performing the .after( ) or empty( ) function. Without the ID it would effect all occurrences of whichever tag is stated. The ID is unique and so only the elements with that ID will be manipulated.</text:p>
      <text:p text:style-name="Text_20_body"/>
      <text:p text:style-name="P21">Major Implementations<office:annotation><dc:creator>Unknown Author</dc:creator><dc:date>2013-04-11T12:04:52.74</dc:date><text:p text:style-name="P62"><text:span text:style-name="T21">Reword me</text:span></text:p><text:p text:style-name="P62"><text:span text:style-name="T21"/></text:p></office:annotation>.</text:p>
      <text:list xml:id="list36281112" text:continue-numbering="true" text:style-name="WWNum27">
        <text:list-item>
          <text:list>
            <text:list-item>
              <text:p text:style-name="P51">Initial Stages</text:p>
            </text:list-item>
          </text:list>
        </text:list-item>
      </text:list>
      <text:p text:style-name="Text_20_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74</dc:date><text:p><text:span text:style-name="T22">More about first steps.</text:span></text:p><text:p/></office:annotation> and this was the first step that the project took.</text:p>
      <text:p text:style-name="Text_20_body">After the background research, a few Mock Ups of what the finished application should look like on a Web Site were created. These were done using a tool called Balsamiq Mockups, and enabled a fast way to provide very rough drawings.</text:p>
      <text:p text:style-name="Text_20_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xml:id="list36277865" text:continue-numbering="true" text:style-name="WWNum27">
        <text:list-item>
          <text:list>
            <text:list-item>
              <text:p text:style-name="P51">Data Management System.</text:p>
            </text:list-item>
          </text:list>
        </text:list-item>
      </text:list>
      <text:p text:style-name="Text_20_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74</dc:date><text:p><text:span text:style-name="T22">Performance ref</text:span></text:p><text:p><text:span text:style-name="T22">http://wifo5-03.informatik.uni-mannheim.de/bizer/berlinsparqlbenchmark/results/V6/index.html</text:span></text:p></office:annotation> Virtuoso beats it's competitors in most performance tests according to this article,[r] and as a result, coupled with the huge array of features that it offer it makes it an obvious choice for the project.</text:p>
      <text:p text:style-name="P15">Virtuoso is a very powerful application in its own right, allowing for command line, or</text:p>
      <text:p text:style-name="P16">browser interaction. It incorporates a vast amount of different aspects of common</text:p>
      <text:p text:style-name="P16">database functions, such as Content management and even Mail storage, as well as other</text:p>
      <text:p text:style-name="P16">abilities, into one place thus the “universal” part of the name. The main features related</text:p>
      <text:p text:style-name="P16"><text:soft-page-break/>to the project, is it's capabilities with being able to hold an RDF store, as well as being</text:p>
      <text:p text:style-name="P17"><text:span text:style-name="Default_20_Paragraph_20_Font"><text:span text:style-name="T10">compatible with the SPARQL query language. U</text:span></text:span><text:span text:style-name="Default_20_Paragraph_20_Font"><text:span text:style-name="T10">sing the built in SPARQL query tool, user's can perform simple to complex queries on the data that has been uploaded.</text:span></text:span></text:p>
      <text:p text:style-name="P17"><text:span text:style-name="Default_20_Paragraph_20_Font"><text:span text:style-name="T10">The first problem that was discovered whilst using Virtuoso, was the command line interface. Virtuoso allows users to upload data via comm</text:span></text:span><text:span text:style-name="Default_20_Paragraph_20_Font"><text:span text:style-name="T10">and line, which makes it perfect for uploading files from a server without the need to copy them over to a local machine </text:span></text:span><text:span text:style-name="Default_20_Paragraph_20_Font"><text:span text:style-name="T10">first. <text:s/>However as default Virtuoso only allows a couple of directories to be used, and </text:span></text:span><text:span text:style-name="Default_20_Paragraph_20_Font"><text:span text:style-name="T10">these include the /tmp on linux machines, and t</text:span></text:span><text:span text:style-name="Default_20_Paragraph_20_Font"><text:span text:style-name="T10">he directory in which Virtuoso is installed, which meant that it was not possible to upload data from the server.</text:span></text:span></text:p>
      <text:p text:style-name="P17"><text:span text:style-name="Default_20_Paragraph_20_Font"><text:span text:style-name="T10">Due to the excellent documentation provided on the Virtuoso web pages, and the Open Source community, a solution was quickly discovered which </text:span></text:span><text:span text:style-name="Default_20_Paragraph_20_Font"><text:span text:style-name="T10">allowed the user to choose more directories. This didn't cause too much disruption to the project, and looking back it was merely a teething problem when using a new application. There were a few more </text:span></text:span><text:span text:style-name="Default_20_Paragraph_20_Font"><text:span text:style-name="T10">cases of smaller incidents like this, but after getting</text:span></text:span><text:span text:style-name="Default_20_Paragraph_20_Font"><text:span text:style-name="T10"> used to the application it became quite comfortable to use, and after this it was very simple to upload some of the example data that had been created, and query it using the built in tool. <text:s/></text:span></text:span></text:p>
      <text:p text:style-name="P17"><text:span text:style-name="Default_20_Paragraph_20_Font"><text:span text:style-name="T10">A bigger problem that was encountered using Virtuoso, again cam</text:span></text:span><text:span text:style-name="Default_20_Paragraph_20_Font"><text:span text:style-name="T10">e through the command line interface, and this time it was a problem with uploading the data. This is discussed in detail in section X</text:span></text:span><text:span text:style-name="Default_20_Paragraph_20_Font"><text:span text:style-name="T10"><office:annotation><dc:creator>Unknown Author</dc:creator><dc:date>2013-04-04T16:38:00.74</dc:date><text:p><text:span text:style-name="T22">Change to appropriate</text:span></text:p></office:annotation></text:span></text:span><text:span text:style-name="Default_20_Paragraph_20_Font"><text:span text:style-name="T10">, as it also includes a number of other factors which are yet to be explained.</text:span></text:span></text:p>
      <text:p text:style-name="P16"/>
      <text:list xml:id="list36259908" text:continue-numbering="true" text:style-name="WWNum27">
        <text:list-item>
          <text:list>
            <text:list-item>
              <text:p text:style-name="P51"><text:span text:style-name="Default_20_Paragraph_20_Font"><text:span text:style-name="T14">Creation and uplo</text:span></text:span><text:span text:style-name="Default_20_Paragraph_20_Font"><text:span text:style-name="T14">ading of the RDF</text:span></text:span></text:p>
            </text:list-item>
          </text:list>
        </text:list-item>
      </text:list>
      <text:p text:style-name="Text_20_body"><text:span text:style-name="Default_20_Paragraph_20_Font"><text:span text:style-name="T10">As touched upon above, understanding the data was a very important part to the project, and this is very true when it came to parsing the data given into RDF format. <text:s/>Before creating a script to parse the data, there needed to be an unders</text:span></text:span><text:span text:style-name="Default_20_Paragraph_20_Font"><text:span text:style-name="T10">tanding of how the data will look after being parsed. <text:s/>Again this was a case of understanding the objective before being able to write the method which produces the result. This meant that a schema needed to be created, which would help to describe the dat</text:span></text:span><text:span text:style-name="Default_20_Paragraph_20_Font"><text:span text:style-name="T10">a, as well as provide a skeleton template which the parse scripts could use to format the RDF properly. <text:s/>The schema needed to be completely correct, as any small error would be replicated thousands of times due to the amount of data being parsed. Consequen</text:span></text:span><text:span text:style-name="Default_20_Paragraph_20_Font"><text:span text:style-name="T10">tly this was not the case, but as a precaution only the first one hundred lines from each file being parsed were used so the errors were easy to fix and as a result not very time consuming. The biggest, and most time costly errors came from when the whole </text:span></text:span><text:span text:style-name="Default_20_Paragraph_20_Font"><text:span text:style-name="T10">data set was put together and uploaded to the Virtuoso data store.</text:span></text:span></text:p>
      <text:p text:style-name="P33">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_20_body"><text:span text:style-name="Default_20_Paragraph_20_Font"><text:span text:style-name="T10">At first there was an issue with the file becoming to large to exist on the server as a single file, as the server didn't have sufficient memory to create it. As a result it had to be parsed into a number of smaller files. This then created the added step </text:span></text:span><text:span text:style-name="Default_20_Paragraph_20_Font"><text:span text:style-name="T10">of having to knit the files back together once they had been created. This wasn't too difficult in terms of procedure, but it was very time consuming waiting for the process to run. Additionally, because the files were split at intervals dependent on their</text:span></text:span><text:span text:style-name="Default_20_Paragraph_20_Font"><text:span text:style-name="T10"> size there was many cases of RDF statements being cut in half. This meant having to manually fix all the problems, using command line editors such as VI[r]</text:span></text:span><text:span text:style-name="Default_20_Paragraph_20_Font"><text:span text:style-name="T10"><office:annotation><dc:creator>Unknown Author</dc:creator><dc:date>2013-04-05T14:20:00.74</dc:date><text:p><text:span text:style-name="T22">Vi reference?</text:span></text:p></office:annotation></text:span></text:span><text:span text:style-name="Default_20_Paragraph_20_Font"><text:span text:style-name="T10">, which wasn't too difficult but again took a long time. Another factor with </text:span></text:span><text:span text:style-name="Default_20_Paragraph_20_Font"><text:span text:style-name="T10">manually editing the RDF, was that it is a lot more prone to errors by human typing, than when it was being parsed by a script, and this caused problems when uploading the RDF.</text:span></text:span></text:p>
      <text:p text:style-name="P33">As mentioned the only way to upload the RDF was through the command line interface provided by Virtuoso. The method of doing so was very straightforward and required just one command, but the issue was regarding the lack of feedback during the upload. <text:soft-page-break/>While uploading files that were often well over 20Gb, there was no way of knowing how long the process was expected to take.</text:p>
      <text:p text:style-name="Text_20_body"><text:span text:style-name="Default_20_Paragraph_20_Font"><text:span text:style-name="T10">This was probably the worst aspect of Virtuoso that was found during the project, and it hindered the project massively, especially when there was an error in the RDF. <text:s/>When this occurred the command line interface</text:span></text:span><text:span text:style-name="Default_20_Paragraph_20_Font"><text:span text:style-name="T10"> gave no indication that there was a problem </text:span></text:span><text:span text:style-name="Default_20_Paragraph_20_Font"><text:span text:style-name="T10">and appeared to be processing the upload as normal. However, it would eventually stop </text:span></text:span><text:span text:style-name="Default_20_Paragraph_20_Font"><text:span text:style-name="T10">and send an error back to the console about what was wrong, this feedback itself was helpful but the time it took to produce </text:span></text:span><text:span text:style-name="Default_20_Paragraph_20_Font"><text:span text:style-name="T10">this feedback was often lengthy. For example whilst uploading a file that should of taken about 8 hours, the console didn’t return an error for 3 days, and still hadn't before it was terminated manually. Other times it would take longer than expected, only</text:span></text:span><text:span text:style-name="Default_20_Paragraph_20_Font"><text:span text:style-name="T10"> to return an error message regarding Line 1 of the RDF file. This was very time consuming and every time there was an error the whole process </text:span></text:span><text:span text:style-name="Default_20_Paragraph_20_Font"><text:span text:style-name="T10">had to be restarted as there is no way of determining how much data, if any, had been uploaded, and there was als</text:span></text:span><text:span text:style-name="Default_20_Paragraph_20_Font"><text:span text:style-name="T10">o no way of starting an upload from where the last one failed. </text:span></text:span><text:span text:style-name="Default_20_Paragraph_20_Font"><text:span text:style-name="T10"><office:annotation><dc:creator>Unknown Author</dc:creator><dc:date>2013-04-05T16:11:00.74</dc:date><text:p><text:span text:style-name="T22">Reflection this part defo improved in future</text:span></text:p></office:annotation></text:span></text:span></text:p>
      <text:p text:style-name="P33">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33"/>
      <text:p text:style-name="Text_20_body"><text:span text:style-name="Default_20_Paragraph_20_Font"><text:span text:style-name="T10">##</text:span></text:span><text:bookmark-start text:name="cwos"/><text:span text:style-name="Default_20_Paragraph_20_Font"><text:span text:style-name="T10">2960</text:span></text:span><text:bookmark-end text:name="cwos"/></text:p>
      <text:list xml:id="list36270779" text:continue-numbering="true" text:style-name="WWNum27">
        <text:list-item>
          <text:list>
            <text:list-item>
              <text:p text:style-name="P51">Libraries <office:annotation><dc:creator>Unknown Author</dc:creator><dc:date>2013-04-04T15:19:00.75</dc:date><text:p><text:span text:style-name="T22">Better title?</text:span></text:p><text:p/></office:annotation></text:p>
            </text:list-item>
          </text:list>
        </text:list-item>
      </text:list>
      <text:p text:style-name="Text_20_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_20_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office:annotation><dc:creator>Unknown Author</dc:creator><dc:date>2013-04-03T20:15:00.75</dc:date><text:p><text:span text:style-name="T22">Another way of saying this</text:span></text:p><text:p/><text:p><text:span text:style-name="T22">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75</dc:date><text:p><text:span text:style-name="T22">We?</text:span></text:p></office:annotation> could not afford to waste time chasing red herrings and so it was decided that a new direction would be needed to take the project forward.</text:p>
      <text:p text:style-name="Text_20_body">This led to the discovery of a different library called RAP RDF API 0.96<office:annotation><dc:creator>Unknown Author</dc:creator><dc:date>2013-04-04T13:12:00.75</dc:date><text:p><text:span text:style-name="T22">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75</dc:date><text:p><text:span text:style-name="T22">Code linked here?</text:span></text:p><text:p/></office:annotation>e documentation supplied, we<office:annotation><dc:creator>Unknown Author</dc:creator><dc:date>2013-04-03T21:21:00.75</dc:date><text:p><text:span text:style-name="T22">We again?</text:span></text:p></office:annotation> were able to perform queries locally as well as on the data stored on the server.</text:p>
      <text:p text:style-name="Text_20_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text:soft-page-break/>at this point that we felt safe that this was the correct choice for moving the project forward. <text:s/></text:p>
      <text:p text:style-name="Text_20_body"/>
      <text:p text:style-name="Text_20_body"/>
      <text:p text:style-name="P3"/>
      <text:h text:style-name="Heading_20_3" text:outline-level="3"><text:bookmark-start text:name="_Toc222978603"/><text:bookmark text:name="__RefHeading__511_1464131013"/>Testing<text:bookmark-end text:name="_Toc192777712"/><text:bookmark-end text:name="_Toc222978603"/><text:bookmark-end text:name="__RefHeading__511_1464131013"/></text:h>
      <text:p text:style-name="P1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0"/>
      <text:p text:style-name="P10">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8"/>
      <text:list xml:id="list36270332" text:continue-numbering="true" text:style-name="WWNum27">
        <text:list-item>
          <text:list>
            <text:list-item>
              <text:p text:style-name="P51"><text:bookmark-start text:name="_Toc222978604"/><text:bookmark text:name="__RefHeading__513_1464131013"/><text:span text:style-name="Default_20_Paragraph_20_Font"><text:span text:style-name="T1">Overall Approach to Testing</text:span></text:span><text:bookmark-end text:name="_Toc222978604"/><text:bookmark-end text:name="__RefHeading__513_1464131013"/></text:p>
            </text:list-item>
          </text:list>
        </text:list-item>
      </text:list>
      <text:p text:style-name="P8"/>
      <text:list xml:id="list36285515" text:continue-numbering="true" text:style-name="WWNum27">
        <text:list-item>
          <text:list>
            <text:list-item>
              <text:p text:style-name="P51"><text:bookmark-start text:name="_Toc222978605"/><text:bookmark text:name="__RefHeading__515_1464131013"/><text:span text:style-name="Default_20_Paragraph_20_Font"><text:span text:style-name="T1">Automated Testing</text:span></text:span><text:bookmark-end text:name="_Toc222978605"/><text:bookmark-end text:name="__RefHeading__515_1464131013"/></text:p>
            </text:list-item>
          </text:list>
        </text:list-item>
      </text:list>
      <text:p text:style-name="P8"/>
      <text:h text:style-name="P55" text:outline-level="3"><text:bookmark-start text:name="_Toc222978606"/><text:bookmark text:name="__RefHeading__517_1464131013"/>Unit Tests<text:bookmark-end text:name="_Toc222978606"/><text:bookmark-end text:name="__RefHeading__517_1464131013"/></text:h>
      <text:p text:style-name="P8"/>
      <text:h text:style-name="Heading_20_3" text:outline-level="3"><text:bookmark-start text:name="_Toc222978607"/><text:bookmark text:name="__RefHeading__519_1464131013"/><text:span text:style-name="Default_20_Paragraph_20_Font"><text:span text:style-name="T1">User Interface Testing</text:span></text:span><text:bookmark-end text:name="_Toc222978607"/><text:bookmark-end text:name="__RefHeading__519_1464131013"/></text:h>
      <text:p text:style-name="P8"/>
      <text:h text:style-name="Heading_20_3" text:outline-level="3"><text:bookmark-start text:name="_Toc222978608"/><text:bookmark text:name="__RefHeading__521_1464131013"/><text:span text:style-name="Default_20_Paragraph_20_Font"><text:span text:style-name="T1">Stress Testing</text:span></text:span><text:bookmark-end text:name="_Toc222978608"/><text:bookmark-end text:name="__RefHeading__521_1464131013"/></text:h>
      <text:p text:style-name="P8"/>
      <text:h text:style-name="Heading_20_3" text:outline-level="3"><text:bookmark-start text:name="_Toc222978609"/><text:bookmark text:name="__RefHeading__523_1464131013"/><text:span text:style-name="Default_20_Paragraph_20_Font"><text:span text:style-name="T1">Other Types of Testing</text:span></text:span><text:bookmark-end text:name="_Toc222978609"/><text:bookmark-end text:name="__RefHeading__523_1464131013"/></text:h>
      <text:p text:style-name="P8"/>
      <text:list xml:id="list36277078" text:continue-numbering="true" text:style-name="WWNum27">
        <text:list-item>
          <text:list>
            <text:list-item>
              <text:p text:style-name="P51"><text:bookmark-start text:name="_Toc222978610"/><text:bookmark text:name="__RefHeading__525_1464131013"/><text:span text:style-name="Default_20_Paragraph_20_Font"><text:span text:style-name="T1">Integration Testing</text:span></text:span><text:bookmark-end text:name="_Toc222978610"/><text:bookmark-end text:name="__RefHeading__525_1464131013"/></text:p>
            </text:list-item>
          </text:list>
        </text:list-item>
      </text:list>
      <text:p text:style-name="P8"/>
      <text:list xml:id="list36266433" text:continue-numbering="true" text:style-name="WWNum27">
        <text:list-item>
          <text:list>
            <text:list-item>
              <text:p text:style-name="P54"><text:bookmark-start text:name="_Toc222978611"/><text:bookmark text:name="__RefHeading__527_1464131013"/>User Testing<text:bookmark-end text:name="_Toc222978611"/><text:bookmark-end text:name="__RefHeading__527_1464131013"/></text:p>
            </text:list-item>
          </text:list>
        </text:list-item>
      </text:list>
      <text:p text:style-name="P8"/>
      <text:p text:style-name="P3"><text:bookmark-start text:name="_Toc192777716"/></text:p>
      <text:h text:style-name="Heading_20_3" text:outline-level="3"><text:bookmark-start text:name="_Toc222978612"/><text:bookmark text:name="__RefHeading__529_1464131013"/>Evaluation<text:bookmark-end text:name="_Toc192777716"/><text:bookmark-end text:name="_Toc222978612"/><text:bookmark-end text:name="__RefHeading__529_1464131013"/></text:h>
      <text:p text:style-name="P10">Examiners expect to find in your dissertation a section addressing such questions as:</text:p>
      <text:p text:style-name="P10"/>
      <text:list xml:id="list34440800" text:style-name="WWNum8">
        <text:list-item>
          <text:p text:style-name="P57">Were the requirements correctly identified?</text:p>
        </text:list-item>
        <text:list-item>
          <text:p text:style-name="P57">Were the design decisions correct?</text:p>
        </text:list-item>
        <text:list-item>
          <text:p text:style-name="P57">Could a more suitable set of tools have been chosen?</text:p>
        </text:list-item>
        <text:list-item>
          <text:p text:style-name="P57">How well did the software meet the needs of those who were expecting to use it?</text:p>
        </text:list-item>
        <text:list-item>
          <text:p text:style-name="P57">How well were any other project aims achieved?</text:p>
        </text:list-item>
        <text:list-item>
          <text:p text:style-name="P57">If you were starting again, what would you do differently?</text:p>
        </text:list-item>
      </text:list>
      <text:p text:style-name="P10"/>
      <text:p text:style-name="P1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10"/>
      <text:p text:style-name="P10">There will be good things and room for improvement with any project. As you write this section, identify and discuss the parts of the work that went well and also consider ways in which the work could be improved.</text:p>
      <text:p text:style-name="P10"/>
      <text:p text:style-name="P10">The critical evaluation can sometimes be the weakest aspect of most project dissertations. We will discuss this in a future lecture and there are some additional points raised on the project website.</text:p>
      <text:p text:style-name="P20"/>
      <text:p text:style-name="Standard"/>
      <text:p text:style-name="P21"><text:bookmark-start text:name="_Toc192777717"/></text:p>
      <text:h text:style-name="P50" text:outline-level="1"><text:bookmark-start text:name="_Toc222978613"/><text:bookmark text:name="__RefHeading__531_1464131013"/>Appendices<text:bookmark-end text:name="_Toc192777717"/><text:bookmark-end text:name="_Toc222978613"/><text:bookmark-end text:name="__RefHeading__531_1464131013"/></text:h>
      <text:p text:style-name="Standard"/>
      <text:list xml:id="list34443671" text:style-name="WWNum22">
        <text:list-item text:start-value="1">
          <text:p text:style-name="P60"><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_20_1" text:outline-level="1"/>
      <text:p text:style-name="P23"/>
      <text:list xml:id="list36262037" text:continue-numbering="true" text:style-name="WWNum22">
        <text:list-item>
          <text:p text:style-name="P61"><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text:p>
      <text:p text:style-name="P24"/>
      <text:p text:style-name="P3"><text:bookmark-start text:name="_Toc192777719"/></text:p>
      <text:h text:style-name="Heading_20_1" text:outline-level="1"><text:bookmark-start text:name="_Toc222978616"/><text:bookmark text:name="__RefHeading__533_1464131013"/>Annotated Bibliography<text:bookmark-end text:name="_Toc192777719"/><text:bookmark-end text:name="_Toc222978616"/><text:bookmark-end text:name="__RefHeading__533_1464131013"/></text:h>
      <text:p text:style-name="Standard">This final section should list all relevant resources that you have consulted in researching your project. Each reference should also include a brief annotation.</text:p>
      <text:p text:style-name="Standard"/>
      <text:list xml:id="list34442349" text:style-name="WWNum3">
        <text:list-item text:start-value="1">
          <text:p text:style-name="P58"><text:bookmark-start text:name="_Ref180721199"/><text:span text:style-name="Default_20_Paragraph_20_Font"><text:span text:style-name="T1">Sylvia Duckworth. A picture of a kitten at Hel</text:span></text:span><text:span text:style-name="Default_20_Paragraph_20_Font"><text:span text:style-name="T1">lifield Peel. </text:span></text:span><text:a xlink:type="simple" xlink:href="http://www.geograph.org.uk/photo/640959" office:target-frame-name="_top" xlink:show="replace">http://www.geograph.org.uk/photo/640959</text:a><text:span text:style-name="Default_20_Paragraph_20_Font"><text:span text:style-name="T1">, 2007. Copyright Sylvia Duckworth and licensed for reuse under a Creative Commons Attribution-Share Alike 2.0 Generic Licence. Accessed August </text:span></text:span><text:span text:style-name="Default_20_Paragraph_20_Font"><text:span text:style-name="T1">2011.</text:span></text:span><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item>
          <text:p text:style-name="P58"><text:span text:style-name="Default_20_Paragraph_20_Font"><text:span text:style-name="T1">Mark Neal, Jan Feyereisl, Rosario Rascun</text:span></text:span>à,<text:span text:style-name="Default_20_Paragraph_20_Font"><text:span text:style-name="T1"> and Xiaolei Wang. Don’t touch me, I’m fine: Robot autonomy using an artificial innate immune system. In </text:span></text:span><text:span text:style-name="Default_20_Paragraph_20_Font"><text:span text:style-name="T4">Proceedings of the 5th International Confer</text:span></text:span><text:span text:style-name="Default_20_Paragraph_20_Font"><text:span text:style-name="T4">ence on Artificial Immune Systems</text:span></text:span><text:span text:style-name="Default_20_Paragraph_20_Font"><text:span text:style-name="T1">, pages 349–361. Springer, 2006.</text:span></text:span><text:bookmark-end text:name="_Ref180721199"/> <text:s/><text:line-break/><text:line-break/>This paper…</text:p>
        </text:list-item>
        <text:list-item>
          <text:p text:style-name="P58"><text:bookmark-start text:name="_Ref180721201"/><text:span text:style-name="Default_20_Paragraph_20_Font"><text:span text:style-name="T1">W.H. Press et al. </text:span></text:span><text:span text:style-name="Default_20_Paragraph_20_Font"><text:span text:style-name="T4">Numerical recipes in C</text:span></text:span><text:span text:style-name="Default_20_Paragraph_20_Font"><text:span text:style-name="T1">. Cambridge University Press Cambridge, 1992.</text:span></text:span><text:bookmark-end text:name="_Ref180721201"/><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can add in comments that are in </text:span></text:span><text:span text:style-name="Default_20_Paragraph_20_Font"><text:span text:style-name="T6">bold</text:span></text:span><text:span text:style-name="Default_20_Paragraph_20_Font"><text:span text:style-name="T1"> and </text:span></text:span><text:span text:style-name="Default_20_Paragraph_20_Font"><text:span text:style-name="T4">italics</text:span></text:span><text:span text:style-name="Default_20_Paragraph_20_Font"><text:span text:style-name="T5"> </text:span></text:span><text:span text:style-name="Default_20_Paragraph_20_Font"><text:span text:style-name="T1">and then furth</text:span></text:span><text:span text:style-name="Default_20_Paragraph_20_Font"><text:span text:style-name="T1">er content.</text:span></text:span></text:p>
        </text:list-item>
        <text:list-item>
          <text:p text:style-name="P58"><text:bookmark-start text:name="_Ref180722753"/><text:span text:style-name="Default_20_Paragraph_20_Font"><text:span text:style-name="T1">Various. Fail blog. </text:span></text:span><text:a xlink:type="simple" xlink:href="http://www.failblog.org/" office:target-frame-name="_top" xlink:show="replace">http://www.failblog.org/</text:a><text:span text:style-name="Default_20_Paragraph_20_Font"><text:span text:style-name="T1">, August 2011. Accessed August 2011.</text:span></text:span><text:bookmark-end text:name="_Ref180722753"/><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Mangal" svg:font-family="Mangal"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GB" fo:font-style="normal" style:text-underline-style="none" fo:font-weight="normal" style:letter-kerning="true" fo:background-color="transparent"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1pt" style:font-size-asian="11pt"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style:font-name="Calibri" fo:font-size="16pt" fo:font-weight="bold" style:font-size-asian="16pt" style:font-weight-asian="bold" style:font-size-complex="16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style:font-name="Calibri"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left="0.891cm" fo:margin-right="0cm" fo:margin-top="0.353cm" fo:margin-bottom="0cm" fo:keep-together="always" fo:hyphenation-ladder-count="no-limit" fo:text-indent="-0.891cm" style:auto-text-indent="false" fo:keep-with-next="always">
        <style:tab-stops/>
      </style:paragraph-properties>
      <style:text-properties style:font-name="Calibri"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libri"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libri"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top="0.353cm" fo:margin-bottom="0cm" fo:keep-together="always" fo:hyphenation-ladder-count="no-limit" fo:keep-with-next="always"/>
      <style:text-properties fo:color="#243f60" style:font-name="Calibri" fo:font-style="italic" style:font-style-asian="italic" style:font-style-complex="italic" fo:hyphenate="false" fo:hyphenation-remain-char-count="0" fo:hyphenation-push-char-count="0"/>
    </style:style>
    <style:style style:name="Heading_20_7" style:display-name="Heading 7" style:family="paragraph" style:parent-style-name="Standard" style:next-style-name="Text_20_body" style:default-outline-level="7" style:class="text">
      <style:paragraph-properties fo:margin-top="0.353cm" fo:margin-bottom="0cm" fo:keep-together="always" fo:hyphenation-ladder-count="no-limit" fo:keep-with-next="always"/>
      <style:text-properties fo:color="#404040" style:font-name="Calibri" fo:font-style="italic" style:font-style-asian="italic" style:font-style-complex="italic" fo:hyphenate="false" fo:hyphenation-remain-char-count="0" fo:hyphenation-push-char-count="0"/>
    </style:style>
    <style:style style:name="Heading_20_8" style:display-name="Heading 8" style:family="paragraph" style:parent-style-name="Standard" style:next-style-name="Text_20_body" style:default-outline-level="8" style:class="text">
      <style:paragraph-properties fo:margin-top="0.353cm" fo:margin-bottom="0cm" fo:keep-together="always" fo:hyphenation-ladder-count="no-limit" fo:keep-with-next="always"/>
      <style:text-properties fo:color="#404040" style:font-name="Calibri" fo:font-size="10pt" style:font-size-asian="10pt" style:font-size-complex="10pt" fo:hyphenate="false" fo:hyphenation-remain-char-count="0" fo:hyphenation-push-char-count="0"/>
    </style:style>
    <style:style style:name="Heading_20_9" style:display-name="Heading 9" style:family="paragraph" style:parent-style-name="Standard" style:next-style-name="Text_20_body" style:default-outline-level="9" style:class="text">
      <style:paragraph-properties fo:margin-top="0.353cm" fo:margin-bottom="0cm" fo:keep-together="always" fo:hyphenation-ladder-count="no-limit" fo:keep-with-next="always"/>
      <style:text-properties fo:color="#404040" style:font-name="Calibri" fo:font-size="10pt" fo:font-style="italic" style:font-size-asian="10pt" style:font-style-asian="italic" style:font-size-complex="10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class="index">
      <style:paragraph-properties fo:margin-top="0.212cm" fo:margin-bottom="0cm" fo:hyphenation-ladder-count="no-limit">
        <style:tab-stops>
          <style:tab-stop style:position="17cm" style:type="right" style:leader-style="dotted" style:leader-text="."/>
        </style:tab-stops>
      </style:paragraph-properties>
      <style:text-properties fo:text-transform="uppercase" fo:font-weight="bold" style:font-weight-asian="bold" style:font-size-complex="11pt" fo:hyphenate="false" fo:hyphenation-remain-char-count="0" fo:hyphenation-push-char-count="0"/>
    </style:style>
    <style:style style:name="Contents_20_2" style:display-name="Contents 2" style:family="paragraph" style:parent-style-name="Standard" style:class="index">
      <style:paragraph-properties fo:margin-left="0.388cm" fo:margin-right="0cm" fo:hyphenation-ladder-count="no-limit" fo:text-indent="0cm" style:auto-text-indent="false">
        <style:tab-stops>
          <style:tab-stop style:position="16.501cm" style:type="right" style:leader-style="dotted" style:leader-text="."/>
        </style:tab-stops>
      </style:paragraph-properties>
      <style:text-properties fo:font-variant="small-caps" style:font-size-complex="11pt" fo:hyphenate="false" fo:hyphenation-remain-char-count="0" fo:hyphenation-push-char-count="0"/>
    </style:style>
    <style:style style:name="Contents_20_3" style:display-name="Contents 3" style:family="paragraph" style:parent-style-name="Standard" style:class="index">
      <style:paragraph-properties fo:margin-left="0.776cm" fo:margin-right="0cm" fo:hyphenation-ladder-count="no-limit" fo:text-indent="0cm" style:auto-text-indent="false">
        <style:tab-stops>
          <style:tab-stop style:position="16.002cm" style:type="right" style:leader-style="dotted" style:leader-text="."/>
        </style:tab-stops>
      </style:paragraph-properties>
      <style:text-properties fo:font-style="italic" style:font-style-asian="italic" style:font-size-complex="11pt" fo:hyphenate="false" fo:hyphenation-remain-char-count="0" fo:hyphenation-push-char-count="0"/>
    </style:style>
    <style:style style:name="Contents_20_4" style:display-name="Contents 4" style:family="paragraph" style:parent-style-name="Standard" style:class="index">
      <style:paragraph-properties fo:margin-left="1.164cm" fo:margin-right="0cm" fo:hyphenation-ladder-count="no-limit" fo:text-indent="0cm" style:auto-text-indent="false">
        <style:tab-stops>
          <style:tab-stop style:position="15.503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5" style:display-name="Contents 5" style:family="paragraph" style:parent-style-name="Standard" style:class="index">
      <style:paragraph-properties fo:margin-left="1.552cm" fo:margin-right="0cm" fo:hyphenation-ladder-count="no-limit" fo:text-indent="0cm" style:auto-text-indent="false">
        <style:tab-stops>
          <style:tab-stop style:position="15.0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6" style:display-name="Contents 6" style:family="paragraph" style:parent-style-name="Standard" style:class="index">
      <style:paragraph-properties fo:margin-left="1.94cm" fo:margin-right="0cm" fo:hyphenation-ladder-count="no-limit" fo:text-indent="0cm" style:auto-text-indent="false">
        <style:tab-stops>
          <style:tab-stop style:position="14.504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7" style:display-name="Contents 7" style:family="paragraph" style:parent-style-name="Standard" style:class="index">
      <style:paragraph-properties fo:margin-left="2.328cm" fo:margin-right="0cm" fo:hyphenation-ladder-count="no-limit" fo:text-indent="0cm" style:auto-text-indent="false">
        <style:tab-stops>
          <style:tab-stop style:position="14.005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8" style:display-name="Contents 8" style:family="paragraph" style:parent-style-name="Standard" style:class="index">
      <style:paragraph-properties fo:margin-left="2.716cm" fo:margin-right="0cm" fo:hyphenation-ladder-count="no-limit" fo:text-indent="0cm" style:auto-text-indent="false">
        <style:tab-stops>
          <style:tab-stop style:position="13.506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ntents_20_9" style:display-name="Contents 9" style:family="paragraph" style:parent-style-name="Standard" style:class="index">
      <style:paragraph-properties fo:margin-left="3.104cm" fo:margin-right="0cm" fo:hyphenation-ladder-count="no-limit" fo:text-indent="0cm" style:auto-text-indent="false">
        <style:tab-stops>
          <style:tab-stop style:position="13.007cm" style:type="right" style:leader-style="dotted" style:leader-text="."/>
        </style:tab-stops>
      </style:paragraph-properties>
      <style:text-properties fo:font-size="9pt" style:font-size-asian="9pt" style:font-size-complex="9pt"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font-size="12pt" style:font-size-asian="12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Lucida Grande" fo:font-size="9pt" style:font-size-asian="9pt" style:font-size-complex="9pt" fo:hyphenate="false" fo:hyphenation-remain-char-count="0" fo:hyphenation-push-char-count="0"/>
    </style:style>
    <style:style style:name="AppendixSection" style:family="paragraph" style:parent-style-name="Heading_20_2" style:default-outline-level="2" style:list-style-name="WWNum22">
      <style:paragraph-properties fo:margin-left="0.751cm" fo:margin-right="0cm" fo:margin-top="0cm" fo:margin-bottom="0cm" fo:hyphenation-ladder-count="no-limit" fo:text-indent="-0.762cm" style:auto-text-indent="false">
        <style:tab-stops>
          <style:tab-stop style:position="0.635cm"/>
        </style:tab-stops>
      </style:paragraph-properties>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20LVL1" text:bullet-char="">
        <style:list-level-properties/>
        <style:text-properties style:font-name="Symbol"/>
      </text:list-level-style-bullet>
      <text:list-level-style-bullet text:level="2" text:style-name="WW_5f_CharLFO20LVL2" text:bullet-char="o">
        <style:list-level-properties/>
        <style:text-properties style:font-name="Courier New"/>
      </text:list-level-style-bullet>
      <text:list-level-style-bullet text:level="3" text:style-name="WW_5f_CharLFO20LVL3" text:bullet-char="">
        <style:list-level-properties/>
        <style:text-properties style:font-name="Wingdings"/>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o">
        <style:list-level-properties/>
        <style:text-properties style:font-name="Courier New"/>
      </text:list-level-style-bullet>
      <text:list-level-style-bullet text:level="6" text:style-name="WW_5f_CharLFO20LVL6" text:bullet-char="">
        <style:list-level-properties/>
        <style:text-properties style:font-name="Wingdings"/>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o">
        <style:list-level-properties/>
        <style:text-properties style:font-name="Courier New"/>
      </text:list-level-style-bullet>
      <text:list-level-style-bullet text:level="9" text:style-name="WW_5f_CharLFO2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a" style:shadow="none">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y Project Title<text:tab/><text:tab/>Your name (aoc9)</text:p>
      </style:header>
      <style:footer>
        <text:p text:style-name="MP2">Page <text:page-number text:select-page="current">31</text:page-number> of <text:span text:style-name="Default_20_Paragraph_20_Font"><text:span text:style-name="MT1">14</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dam Connah</meta:initial-creator>
    <meta:creation-date>2013-03-21T20:43:00Z</meta:creation-date>
    <dc:date>2013-04-12T16:11:52.67</dc:date>
    <meta:editing-cycles>21</meta:editing-cycles>
    <meta:editing-duration>PT14H12M56S</meta:editing-duration>
    <meta:document-statistic meta:table-count="0" meta:image-count="0" meta:object-count="0" meta:page-count="31" meta:paragraph-count="391" meta:word-count="12202" meta:character-count="697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file:///M:/Documents/FinalReportTemplate.odt/1575D21F.dotm"/>
  </office:meta>
</office:document-meta>
</file>